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  <style:style style:name="ce2" style:family="table-cell" style:parent-style-name="Default" style:data-style-name="N137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oduct type</text:p>
          </table:table-cell>
          <table:table-cell office:value-type="string" calcext:value-type="string">
            <text:p>SKU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Number of products sold</text:p>
          </table:table-cell>
          <table:table-cell table:style-name="Default" office:value-type="string" calcext:value-type="string">
            <text:p>Revenue generated</text:p>
          </table:table-cell>
          <table:table-cell office:value-type="string" calcext:value-type="string">
            <text:p>Customer demographics</text:p>
          </table:table-cell>
          <table:table-cell office:value-type="string" calcext:value-type="string">
            <text:p>Stock levels</text:p>
          </table:table-cell>
          <table:table-cell office:value-type="string" calcext:value-type="string">
            <text:p>Lead times</text:p>
          </table:table-cell>
          <table:table-cell office:value-type="string" calcext:value-type="string">
            <text:p>Order quantities</text:p>
          </table:table-cell>
          <table:table-cell office:value-type="string" calcext:value-type="string">
            <text:p>Shipping times</text:p>
          </table:table-cell>
          <table:table-cell office:value-type="string" calcext:value-type="string">
            <text:p>Shipping carriers</text:p>
          </table:table-cell>
          <table:table-cell table:style-name="Default" office:value-type="string" calcext:value-type="string">
            <text:p>Shipping costs</text:p>
          </table:table-cell>
          <table:table-cell office:value-type="string" calcext:value-type="string">
            <text:p>Supplier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ead time</text:p>
          </table:table-cell>
          <table:table-cell office:value-type="string" calcext:value-type="string">
            <text:p>Production volumes</text:p>
          </table:table-cell>
          <table:table-cell office:value-type="string" calcext:value-type="string">
            <text:p>Manufacturing lead time</text:p>
          </table:table-cell>
          <table:table-cell table:style-name="Default" office:value-type="string" calcext:value-type="string">
            <text:p>Manufacturing costs</text:p>
          </table:table-cell>
          <table:table-cell office:value-type="string" calcext:value-type="string">
            <text:p>Inspection results</text:p>
          </table:table-cell>
          <table:table-cell table:style-name="Default" office:value-type="string" calcext:value-type="string">
            <text:p>Defect rates</text:p>
          </table:table-cell>
          <table:table-cell office:value-type="string" calcext:value-type="string">
            <text:p>Transportation modes</text:p>
          </table:table-cell>
          <table:table-cell office:value-type="string" calcext:value-type="string">
            <text:p>Routes</text:p>
          </table:table-cell>
          <table:table-cell table:style-name="Default" office:value-type="string" calcext:value-type="string">
            <text:p>Costs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0</text:p>
          </table:table-cell>
          <table:table-cell office:value-type="float" office:value="69.8080055421157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02" calcext:value-type="float">
            <text:p>802</text:p>
          </table:table-cell>
          <table:table-cell office:value-type="float" office:value="8661.99679239238" calcext:value-type="float">
            <text:p>8662</text:p>
          </table:table-cell>
          <table:table-cell office:value-type="string" calcext:value-type="string">
            <text:p>Non-binary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 B</text:p>
          </table:table-cell>
          <table:table-cell office:value-type="float" office:value="2.9565721394308" calcext:value-type="float">
            <text:p>3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Mumbai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  <table:table-cell office:value-type="float" office:value="46.2798792405083" calcext:value-type="float">
            <text:p>46</text:p>
          </table:table-cell>
          <table:table-cell office:value-type="string" calcext:value-type="string">
            <text:p>Pending</text:p>
          </table:table-cell>
          <table:table-cell office:value-type="float" office:value="0.226410360849925" calcext:value-type="float">
            <text:p>0,2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B</text:p>
          </table:table-cell>
          <table:table-cell office:value-type="float" office:value="187.752075459203" calcext:value-type="float">
            <text:p>188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1</text:p>
          </table:table-cell>
          <table:table-cell office:value-type="float" office:value="14.8435232750843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736" calcext:value-type="float">
            <text:p>736</text:p>
          </table:table-cell>
          <table:table-cell office:value-type="float" office:value="7460.90006544584" calcext:value-type="float">
            <text:p>7461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rier A</text:p>
          </table:table-cell>
          <table:table-cell office:value-type="float" office:value="9.71657477143131" calcext:value-type="float">
            <text:p>10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Mumbai</text:p>
          </table:table-cell>
          <table:table-cell office:value-type="float" office:value="23" calcext:value-type="float">
            <text:p>23</text:p>
          </table:table-cell>
          <table:table-cell office:value-type="float" office:value="517" calcext:value-type="float">
            <text:p>517</text:p>
          </table:table-cell>
          <table:table-cell office:value-type="float" office:value="30" calcext:value-type="float">
            <text:p>30</text:p>
          </table:table-cell>
          <table:table-cell office:value-type="float" office:value="33.61676895373" calcext:value-type="float">
            <text:p>34</text:p>
          </table:table-cell>
          <table:table-cell office:value-type="string" calcext:value-type="string">
            <text:p>Pending</text:p>
          </table:table-cell>
          <table:table-cell office:value-type="float" office:value="4.8540680263887" calcext:value-type="float">
            <text:p>4,9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B</text:p>
          </table:table-cell>
          <table:table-cell office:value-type="float" office:value="503.065579149669" calcext:value-type="float">
            <text:p>503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2</text:p>
          </table:table-cell>
          <table:table-cell office:value-type="float" office:value="11.3196832930905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577.74962586873" calcext:value-type="float">
            <text:p>9578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rier B</text:p>
          </table:table-cell>
          <table:table-cell office:value-type="float" office:value="8.05447926173215" calcext:value-type="float">
            <text:p>8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Mumbai</text:p>
          </table:table-cell>
          <table:table-cell office:value-type="float" office:value="12" calcext:value-type="float">
            <text:p>12</text:p>
          </table:table-cell>
          <table:table-cell office:value-type="float" office:value="971" calcext:value-type="float">
            <text:p>971</text:p>
          </table:table-cell>
          <table:table-cell office:value-type="float" office:value="27" calcext:value-type="float">
            <text:p>27</text:p>
          </table:table-cell>
          <table:table-cell office:value-type="float" office:value="30.6880193482842" calcext:value-type="float">
            <text:p>31</text:p>
          </table:table-cell>
          <table:table-cell office:value-type="string" calcext:value-type="string">
            <text:p>Pending</text:p>
          </table:table-cell>
          <table:table-cell office:value-type="float" office:value="4.58059261919922" calcext:value-type="float">
            <text:p>4,6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C</text:p>
          </table:table-cell>
          <table:table-cell office:value-type="float" office:value="141.920281771519" calcext:value-type="float">
            <text:p>142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3</text:p>
          </table:table-cell>
          <table:table-cell office:value-type="float" office:value="61.1633430164377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766.83642568523" calcext:value-type="float">
            <text:p>7767</text:p>
          </table:table-cell>
          <table:table-cell office:value-type="string" calcext:value-type="string">
            <text:p>Non-binary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er C</text:p>
          </table:table-cell>
          <table:table-cell office:value-type="float" office:value="1.72956856354342" calcext:value-type="float">
            <text:p>2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Kolkata</text:p>
          </table:table-cell>
          <table:table-cell office:value-type="float" office:value="24" calcext:value-type="float">
            <text:p>24</text:p>
          </table:table-cell>
          <table:table-cell office:value-type="float" office:value="937" calcext:value-type="float">
            <text:p>937</text:p>
          </table:table-cell>
          <table:table-cell office:value-type="float" office:value="18" calcext:value-type="float">
            <text:p>18</text:p>
          </table:table-cell>
          <table:table-cell office:value-type="float" office:value="35.624741397125" calcext:value-type="float">
            <text:p>36</text:p>
          </table:table-cell>
          <table:table-cell office:value-type="string" calcext:value-type="string">
            <text:p>Fail</text:p>
          </table:table-cell>
          <table:table-cell office:value-type="float" office:value="4.74664862064775" calcext:value-type="float">
            <text:p>4,7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254.776159219286" calcext:value-type="float">
            <text:p>255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4</text:p>
          </table:table-cell>
          <table:table-cell office:value-type="float" office:value="4.80549603634589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71" calcext:value-type="float">
            <text:p>871</text:p>
          </table:table-cell>
          <table:table-cell office:value-type="float" office:value="2686.50515156744" calcext:value-type="float">
            <text:p>2687</text:p>
          </table:table-cell>
          <table:table-cell office:value-type="string" calcext:value-type="string">
            <text:p>Non-binar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A</text:p>
          </table:table-cell>
          <table:table-cell office:value-type="float" office:value="3.89054791587067" calcext:value-type="float">
            <text:p>4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Delhi</text:p>
          </table:table-cell>
          <table:table-cell office:value-type="float" office:value="5" calcext:value-type="float">
            <text:p>5</text:p>
          </table:table-cell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float" office:value="92.0651605987128" calcext:value-type="float">
            <text:p>92</text:p>
          </table:table-cell>
          <table:table-cell office:value-type="string" calcext:value-type="string">
            <text:p>Fail</text:p>
          </table:table-cell>
          <table:table-cell office:value-type="float" office:value="3.145579522833" calcext:value-type="float">
            <text:p>3,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A</text:p>
          </table:table-cell>
          <table:table-cell office:value-type="float" office:value="923.440631711922" calcext:value-type="float">
            <text:p>923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5</text:p>
          </table:table-cell>
          <table:table-cell office:value-type="float" office:value="1.69997601386593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47" calcext:value-type="float">
            <text:p>147</text:p>
          </table:table-cell>
          <table:table-cell office:value-type="float" office:value="2828.34874597575" calcext:value-type="float">
            <text:p>2828</text:p>
          </table:table-cell>
          <table:table-cell office:value-type="string" calcext:value-type="string">
            <text:p>Non-binary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er B</text:p>
          </table:table-cell>
          <table:table-cell office:value-type="float" office:value="4.44409886438229" calcext:value-type="float">
            <text:p>4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Bangalore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56.7664755574318" calcext:value-type="float">
            <text:p>57</text:p>
          </table:table-cell>
          <table:table-cell office:value-type="string" calcext:value-type="string">
            <text:p>Fail</text:p>
          </table:table-cell>
          <table:table-cell office:value-type="float" office:value="2.77919351157116" calcext:value-type="float">
            <text:p>2,8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A</text:p>
          </table:table-cell>
          <table:table-cell office:value-type="float" office:value="235.461236735537" calcext:value-type="float">
            <text:p>235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6</text:p>
          </table:table-cell>
          <table:table-cell office:value-type="float" office:value="4.0783328631079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7823.47655953173" calcext:value-type="float">
            <text:p>7823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C</text:p>
          </table:table-cell>
          <table:table-cell office:value-type="float" office:value="3.880763302952" calcext:value-type="float">
            <text:p>4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Kolkata</text:p>
          </table:table-cell>
          <table:table-cell office:value-type="float" office:value="14" calcext:value-type="float">
            <text:p>14</text:p>
          </table:table-cell>
          <table:table-cell office:value-type="float" office:value="314" calcext:value-type="float">
            <text:p>314</text:p>
          </table:table-cell>
          <table:table-cell office:value-type="float" office:value="24" calcext:value-type="float">
            <text:p>24</text:p>
          </table:table-cell>
          <table:table-cell office:value-type="float" office:value="1.08506856958706" calcext:value-type="float">
            <text:p>1</text:p>
          </table:table-cell>
          <table:table-cell office:value-type="string" calcext:value-type="string">
            <text:p>Pending</text:p>
          </table:table-cell>
          <table:table-cell office:value-type="float" office:value="1.00091061930413" calcext:value-type="float">
            <text:p>1,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A</text:p>
          </table:table-cell>
          <table:table-cell office:value-type="float" office:value="134.369096861031" calcext:value-type="float">
            <text:p>134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7</text:p>
          </table:table-cell>
          <table:table-cell office:value-type="float" office:value="42.95838438246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426" calcext:value-type="float">
            <text:p>426</text:p>
          </table:table-cell>
          <table:table-cell office:value-type="float" office:value="8496.10381308983" calcext:value-type="float">
            <text:p>8496</text:p>
          </table:table-cell>
          <table:table-cell office:value-type="string" calcext:value-type="string">
            <text:p>Female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ier B</text:p>
          </table:table-cell>
          <table:table-cell office:value-type="float" office:value="2.34833878441778" calcext:value-type="float">
            <text:p>2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Bangalore</text:p>
          </table:table-cell>
          <table:table-cell office:value-type="float" office:value="22" calcext:value-type="float">
            <text:p>22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99.4661086035991" calcext:value-type="float">
            <text:p>99</text:p>
          </table:table-cell>
          <table:table-cell office:value-type="string" calcext:value-type="string">
            <text:p>Fail</text:p>
          </table:table-cell>
          <table:table-cell office:value-type="float" office:value="0.39817718685065" calcext:value-type="float">
            <text:p>0,4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C</text:p>
          </table:table-cell>
          <table:table-cell office:value-type="float" office:value="802.056311817558" calcext:value-type="float">
            <text:p>802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8</text:p>
          </table:table-cell>
          <table:table-cell office:value-type="float" office:value="68.7175967485273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7517.36321063112" calcext:value-type="float">
            <text:p>7517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C</text:p>
          </table:table-cell>
          <table:table-cell office:value-type="float" office:value="3.40473385708302" calcext:value-type="float">
            <text:p>3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Mumbai</text:p>
          </table:table-cell>
          <table:table-cell office:value-type="float" office:value="13" calcext:value-type="float">
            <text:p>13</text:p>
          </table:table-cell>
          <table:table-cell office:value-type="float" office:value="769" calcext:value-type="float">
            <text:p>769</text:p>
          </table:table-cell>
          <table:table-cell office:value-type="float" office:value="8" calcext:value-type="float">
            <text:p>8</text:p>
          </table:table-cell>
          <table:table-cell office:value-type="float" office:value="11.4230271395656" calcext:value-type="float">
            <text:p>11</text:p>
          </table:table-cell>
          <table:table-cell office:value-type="string" calcext:value-type="string">
            <text:p>Pending</text:p>
          </table:table-cell>
          <table:table-cell office:value-type="float" office:value="2.70986269110996" calcext:value-type="float">
            <text:p>2,7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B</text:p>
          </table:table-cell>
          <table:table-cell office:value-type="float" office:value="505.557134225464" calcext:value-type="float">
            <text:p>506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9</text:p>
          </table:table-cell>
          <table:table-cell office:value-type="float" office:value="64.0157329412785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4971.14598758555" calcext:value-type="float">
            <text:p>4971</text:p>
          </table:table-cell>
          <table:table-cell office:value-type="string" calcext:value-type="string">
            <text:p>Unknown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ier A</text:p>
          </table:table-cell>
          <table:table-cell office:value-type="float" office:value="7.16664529104821" calcext:value-type="float">
            <text:p>7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Chennai</text:p>
          </table:table-cell>
          <table:table-cell office:value-type="float" office:value="29" calcext:value-type="float">
            <text:p>29</text:p>
          </table:table-cell>
          <table:table-cell office:value-type="float" office:value="963" calcext:value-type="float">
            <text:p>963</text:p>
          </table:table-cell>
          <table:table-cell office:value-type="float" office:value="23" calcext:value-type="float">
            <text:p>23</text:p>
          </table:table-cell>
          <table:table-cell office:value-type="float" office:value="47.9576016349515" calcext:value-type="float">
            <text:p>48</text:p>
          </table:table-cell>
          <table:table-cell office:value-type="string" calcext:value-type="string">
            <text:p>Pending</text:p>
          </table:table-cell>
          <table:table-cell office:value-type="float" office:value="3.84461447876758" calcext:value-type="float">
            <text:p>3,8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B</text:p>
          </table:table-cell>
          <table:table-cell office:value-type="float" office:value="995.929461498641" calcext:value-type="float">
            <text:p>996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10</text:p>
          </table:table-cell>
          <table:table-cell office:value-type="float" office:value="15.7077956819121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96" calcext:value-type="float">
            <text:p>996</text:p>
          </table:table-cell>
          <table:table-cell office:value-type="float" office:value="2330.96580209194" calcext:value-type="float">
            <text:p>2331</text:p>
          </table:table-cell>
          <table:table-cell office:value-type="string" calcext:value-type="string">
            <text:p>Non-binary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rier C</text:p>
          </table:table-cell>
          <table:table-cell office:value-type="float" office:value="8.67321121127861" calcext:value-type="float">
            <text:p>9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Kolkata</text:p>
          </table:table-cell>
          <table:table-cell office:value-type="float" office:value="18" calcext:value-type="float">
            <text:p>18</text:p>
          </table:table-cell>
          <table:table-cell office:value-type="float" office:value="830" calcext:value-type="float">
            <text:p>830</text:p>
          </table:table-cell>
          <table:table-cell office:value-type="float" office:value="5" calcext:value-type="float">
            <text:p>5</text:p>
          </table:table-cell>
          <table:table-cell office:value-type="float" office:value="96.5273527853109" calcext:value-type="float">
            <text:p>97</text:p>
          </table:table-cell>
          <table:table-cell office:value-type="string" calcext:value-type="string">
            <text:p>Pass</text:p>
          </table:table-cell>
          <table:table-cell office:value-type="float" office:value="1.72731392835594" calcext:value-type="float">
            <text:p>1,7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B</text:p>
          </table:table-cell>
          <table:table-cell office:value-type="float" office:value="806.103177702923" calcext:value-type="float">
            <text:p>806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11</text:p>
          </table:table-cell>
          <table:table-cell office:value-type="float" office:value="90.6354599822886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60" calcext:value-type="float">
            <text:p>960</text:p>
          </table:table-cell>
          <table:table-cell office:value-type="float" office:value="6099.94411558145" calcext:value-type="float">
            <text:p>6100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ier A</text:p>
          </table:table-cell>
          <table:table-cell office:value-type="float" office:value="4.52394312431666" calcext:value-type="float">
            <text:p>5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Kolkata</text:p>
          </table:table-cell>
          <table:table-cell office:value-type="float" office:value="28" calcext:value-type="float">
            <text:p>28</text:p>
          </table:table-cell>
          <table:table-cell office:value-type="float" office:value="362" calcext:value-type="float">
            <text:p>362</text:p>
          </table:table-cell>
          <table:table-cell office:value-type="float" office:value="11" calcext:value-type="float">
            <text:p>11</text:p>
          </table:table-cell>
          <table:table-cell office:value-type="float" office:value="27.5923630866636" calcext:value-type="float">
            <text:p>28</text:p>
          </table:table-cell>
          <table:table-cell office:value-type="string" calcext:value-type="string">
            <text:p>Pending</text:p>
          </table:table-cell>
          <table:table-cell office:value-type="float" office:value="0.0211698213729943" calcext:value-type="float">
            <text:p>0,0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A</text:p>
          </table:table-cell>
          <table:table-cell office:value-type="float" office:value="126.723033409407" calcext:value-type="float">
            <text:p>127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12</text:p>
          </table:table-cell>
          <table:table-cell office:value-type="float" office:value="71.21338907536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36" calcext:value-type="float">
            <text:p>336</text:p>
          </table:table-cell>
          <table:table-cell office:value-type="float" office:value="2873.74144602144" calcext:value-type="float">
            <text:p>2874</text:p>
          </table:table-cell>
          <table:table-cell office:value-type="string" calcext:value-type="string">
            <text:p>Unknown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 A</text:p>
          </table:table-cell>
          <table:table-cell office:value-type="float" office:value="1.32527401018452" calcext:value-type="float">
            <text:p>1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Kolkata</text:p>
          </table:table-cell>
          <table:table-cell office:value-type="float" office:value="3" calcext:value-type="float">
            <text:p>3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 office:value-type="float" office:value="32.321286213424" calcext:value-type="float">
            <text:p>32</text:p>
          </table:table-cell>
          <table:table-cell office:value-type="string" calcext:value-type="string">
            <text:p>Fail</text:p>
          </table:table-cell>
          <table:table-cell office:value-type="float" office:value="2.16125374755591" calcext:value-type="float">
            <text:p>2,2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B</text:p>
          </table:table-cell>
          <table:table-cell office:value-type="float" office:value="402.96878907377" calcext:value-type="float">
            <text:p>403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13</text:p>
          </table:table-cell>
          <table:table-cell office:value-type="float" office:value="16.1603933173799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4052.73841623786" calcext:value-type="float">
            <text:p>4053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er A</text:p>
          </table:table-cell>
          <table:table-cell office:value-type="float" office:value="9.53728306110833" calcext:value-type="float">
            <text:p>10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Bangalore</text:p>
          </table:table-cell>
          <table:table-cell office:value-type="float" office:value="23" calcext:value-type="float">
            <text:p>23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97.8290501101732" calcext:value-type="float">
            <text:p>98</text:p>
          </table:table-cell>
          <table:table-cell office:value-type="string" calcext:value-type="string">
            <text:p>Pending</text:p>
          </table:table-cell>
          <table:table-cell office:value-type="float" office:value="1.63107423007153" calcext:value-type="float">
            <text:p>1,6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B</text:p>
          </table:table-cell>
          <table:table-cell office:value-type="float" office:value="547.241005160968" calcext:value-type="float">
            <text:p>547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14</text:p>
          </table:table-cell>
          <table:table-cell office:value-type="float" office:value="99.1713286386241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562" calcext:value-type="float">
            <text:p>562</text:p>
          </table:table-cell>
          <table:table-cell office:value-type="float" office:value="8653.5709264698" calcext:value-type="float">
            <text:p>8654</text:p>
          </table:table-cell>
          <table:table-cell office:value-type="string" calcext:value-type="string">
            <text:p>Non-binary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rier B</text:p>
          </table:table-cell>
          <table:table-cell office:value-type="float" office:value="2.03977018944933" calcext:value-type="float">
            <text:p>2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Kolkata</text:p>
          </table:table-cell>
          <table:table-cell office:value-type="float" office:value="25" calcext:value-type="float">
            <text:p>25</text:p>
          </table:table-cell>
          <table:table-cell office:value-type="float" office:value="558" calcext:value-type="float">
            <text:p>558</text:p>
          </table:table-cell>
          <table:table-cell office:value-type="float" office:value="14" calcext:value-type="float">
            <text:p>14</text:p>
          </table:table-cell>
          <table:table-cell office:value-type="float" office:value="5.79143662986298" calcext:value-type="float">
            <text:p>6</text:p>
          </table:table-cell>
          <table:table-cell office:value-type="string" calcext:value-type="string">
            <text:p>Pending</text:p>
          </table:table-cell>
          <table:table-cell office:value-type="float" office:value="0.100682851565093" calcext:value-type="float">
            <text:p>0,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B</text:p>
          </table:table-cell>
          <table:table-cell office:value-type="float" office:value="929.235289960889" calcext:value-type="float">
            <text:p>929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15</text:p>
          </table:table-cell>
          <table:table-cell office:value-type="float" office:value="36.9892449286269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469" calcext:value-type="float">
            <text:p>469</text:p>
          </table:table-cell>
          <table:table-cell office:value-type="float" office:value="5442.08678539767" calcext:value-type="float">
            <text:p>5442</text:p>
          </table:table-cell>
          <table:table-cell office:value-type="string" calcext:value-type="string">
            <text:p>Non-binary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B</text:p>
          </table:table-cell>
          <table:table-cell office:value-type="float" office:value="2.4220397232752" calcext:value-type="float">
            <text:p>2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Bangalore</text:p>
          </table:table-cell>
          <table:table-cell office:value-type="float" office:value="14" calcext:value-type="float">
            <text:p>14</text:p>
          </table:table-cell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  <table:table-cell office:value-type="float" office:value="97.1212817514743" calcext:value-type="float">
            <text:p>97</text:p>
          </table:table-cell>
          <table:table-cell office:value-type="string" calcext:value-type="string">
            <text:p>Pass</text:p>
          </table:table-cell>
          <table:table-cell office:value-type="float" office:value="2.26440576119854" calcext:value-type="float">
            <text:p>2,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B</text:p>
          </table:table-cell>
          <table:table-cell office:value-type="float" office:value="127.861800001625" calcext:value-type="float">
            <text:p>128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16</text:p>
          </table:table-cell>
          <table:table-cell office:value-type="float" office:value="7.54717210979127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80" calcext:value-type="float">
            <text:p>280</text:p>
          </table:table-cell>
          <table:table-cell office:value-type="float" office:value="6453.79796817628" calcext:value-type="float">
            <text:p>6454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ier B</text:p>
          </table:table-cell>
          <table:table-cell office:value-type="float" office:value="4.1913245857055" calcext:value-type="float">
            <text:p>4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Bangalore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21" calcext:value-type="float">
            <text:p>21</text:p>
          </table:table-cell>
          <table:table-cell office:value-type="float" office:value="77.10634249785" calcext:value-type="float">
            <text:p>77</text:p>
          </table:table-cell>
          <table:table-cell office:value-type="string" calcext:value-type="string">
            <text:p>Pass</text:p>
          </table:table-cell>
          <table:table-cell office:value-type="float" office:value="1.01256308925804" calcext:value-type="float">
            <text:p>1,0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A</text:p>
          </table:table-cell>
          <table:table-cell office:value-type="float" office:value="865.52577977124" calcext:value-type="float">
            <text:p>866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17</text:p>
          </table:table-cell>
          <table:table-cell office:value-type="float" office:value="81.462534369237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float" office:value="2629.39643484526" calcext:value-type="float">
            <text:p>2629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er C</text:p>
          </table:table-cell>
          <table:table-cell office:value-type="float" office:value="3.58541895823234" calcext:value-type="float">
            <text:p>4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Chennai</text:p>
          </table:table-cell>
          <table:table-cell office:value-type="float" office:value="7" calcext:value-type="float">
            <text:p>7</text:p>
          </table:table-cell>
          <table:table-cell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  <table:table-cell office:value-type="float" office:value="47.6796803683553" calcext:value-type="float">
            <text:p>48</text:p>
          </table:table-cell>
          <table:table-cell office:value-type="string" calcext:value-type="string">
            <text:p>Fail</text:p>
          </table:table-cell>
          <table:table-cell office:value-type="float" office:value="0.102020754918176" calcext:value-type="float">
            <text:p>0,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C</text:p>
          </table:table-cell>
          <table:table-cell office:value-type="float" office:value="670.93439079241" calcext:value-type="float">
            <text:p>671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18</text:p>
          </table:table-cell>
          <table:table-cell office:value-type="float" office:value="36.4436277704609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9364.67350507617" calcext:value-type="float">
            <text:p>9365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C</text:p>
          </table:table-cell>
          <table:table-cell office:value-type="float" office:value="4.3392247141107" calcext:value-type="float">
            <text:p>4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Kolkata</text:p>
          </table:table-cell>
          <table:table-cell office:value-type="float" office:value="18" calcext:value-type="float">
            <text:p>18</text:p>
          </table:table-cell>
          <table:table-cell office:value-type="float" office:value="374" calcext:value-type="float">
            <text:p>374</text:p>
          </table:table-cell>
          <table:table-cell office:value-type="float" office:value="17" calcext:value-type="float">
            <text:p>17</text:p>
          </table:table-cell>
          <table:table-cell office:value-type="float" office:value="27.1079808548439" calcext:value-type="float">
            <text:p>27</text:p>
          </table:table-cell>
          <table:table-cell office:value-type="string" calcext:value-type="string">
            <text:p>Pending</text:p>
          </table:table-cell>
          <table:table-cell office:value-type="float" office:value="2.23193911072926" calcext:value-type="float">
            <text:p>2,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A</text:p>
          </table:table-cell>
          <table:table-cell office:value-type="float" office:value="593.480258720651" calcext:value-type="float">
            <text:p>593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19</text:p>
          </table:table-cell>
          <table:table-cell office:value-type="float" office:value="51.1238700879647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2553.49558499121" calcext:value-type="float">
            <text:p>2553</text:p>
          </table:table-cell>
          <table:table-cell office:value-type="string" calcext:value-type="string">
            <text:p>Unknown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er A</text:p>
          </table:table-cell>
          <table:table-cell office:value-type="float" office:value="4.74263588284187" calcext:value-type="float">
            <text:p>5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Chennai</text:p>
          </table:table-cell>
          <table:table-cell office:value-type="float" office:value="20" calcext:value-type="float">
            <text:p>20</text:p>
          </table:table-cell>
          <table:table-cell office:value-type="float" office:value="694" calcext:value-type="float">
            <text:p>694</text:p>
          </table:table-cell>
          <table:table-cell office:value-type="float" office:value="16" calcext:value-type="float">
            <text:p>16</text:p>
          </table:table-cell>
          <table:table-cell office:value-type="float" office:value="82.3733205879902" calcext:value-type="float">
            <text:p>82</text:p>
          </table:table-cell>
          <table:table-cell office:value-type="string" calcext:value-type="string">
            <text:p>Fail</text:p>
          </table:table-cell>
          <table:table-cell office:value-type="float" office:value="3.64645086541702" calcext:value-type="float">
            <text:p>3,6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C</text:p>
          </table:table-cell>
          <table:table-cell office:value-type="float" office:value="477.307631090903" calcext:value-type="float">
            <text:p>477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20</text:p>
          </table:table-cell>
          <table:table-cell office:value-type="float" office:value="96.3410724399633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320" calcext:value-type="float">
            <text:p>320</text:p>
          </table:table-cell>
          <table:table-cell office:value-type="float" office:value="8128.02769685119" calcext:value-type="float">
            <text:p>8128</text:p>
          </table:table-cell>
          <table:table-cell office:value-type="string" calcext:value-type="string">
            <text:p>Unknow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er A</text:p>
          </table:table-cell>
          <table:table-cell office:value-type="float" office:value="8.87833465092684" calcext:value-type="float">
            <text:p>9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Chennai</text:p>
          </table:table-cell>
          <table:table-cell office:value-type="float" office:value="29" calcext:value-type="float">
            <text:p>29</text:p>
          </table:table-cell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office:value-type="float" office:value="65.6862596084886" calcext:value-type="float">
            <text:p>66</text:p>
          </table:table-cell>
          <table:table-cell office:value-type="string" calcext:value-type="string">
            <text:p>Pass</text:p>
          </table:table-cell>
          <table:table-cell office:value-type="float" office:value="4.23141657353453" calcext:value-type="float">
            <text:p>4,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B</text:p>
          </table:table-cell>
          <table:table-cell office:value-type="float" office:value="493.871215316205" calcext:value-type="float">
            <text:p>494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21</text:p>
          </table:table-cell>
          <table:table-cell office:value-type="float" office:value="84.8938689849508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01" calcext:value-type="float">
            <text:p>601</text:p>
          </table:table-cell>
          <table:table-cell office:value-type="float" office:value="7087.05269635743" calcext:value-type="float">
            <text:p>7087</text:p>
          </table:table-cell>
          <table:table-cell office:value-type="string" calcext:value-type="string">
            <text:p>Unknown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er B</text:p>
          </table:table-cell>
          <table:table-cell office:value-type="float" office:value="6.03788376921829" calcext:value-type="float">
            <text:p>6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Chennai</text:p>
          </table:table-cell>
          <table:table-cell office:value-type="float" office:value="19" calcext:value-type="float">
            <text:p>19</text:p>
          </table:table-cell>
          <table:table-cell office:value-type="float" office:value="791" calcext:value-type="float">
            <text:p>791</text:p>
          </table:table-cell>
          <table:table-cell office:value-type="float" office:value="4" calcext:value-type="float">
            <text:p>4</text:p>
          </table:table-cell>
          <table:table-cell office:value-type="float" office:value="61.7357289541609" calcext:value-type="float">
            <text:p>62</text:p>
          </table:table-cell>
          <table:table-cell office:value-type="string" calcext:value-type="string">
            <text:p>Pending</text:p>
          </table:table-cell>
          <table:table-cell office:value-type="float" office:value="0.0186075676310149" calcext:value-type="float">
            <text:p>0,0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C</text:p>
          </table:table-cell>
          <table:table-cell office:value-type="float" office:value="523.360914720158" calcext:value-type="float">
            <text:p>523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22</text:p>
          </table:table-cell>
          <table:table-cell office:value-type="float" office:value="27.6797808865019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84" calcext:value-type="float">
            <text:p>884</text:p>
          </table:table-cell>
          <table:table-cell office:value-type="float" office:value="2390.80786655617" calcext:value-type="float">
            <text:p>2391</text:p>
          </table:table-cell>
          <table:table-cell office:value-type="string" calcext:value-type="string">
            <text:p>Unknown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rier A</text:p>
          </table:table-cell>
          <table:table-cell office:value-type="float" office:value="9.56764892092304" calcext:value-type="float">
            <text:p>10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Kolkata</text:p>
          </table:table-cell>
          <table:table-cell office:value-type="float" office:value="22" calcext:value-type="float">
            <text:p>22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50.1208396129773" calcext:value-type="float">
            <text:p>50</text:p>
          </table:table-cell>
          <table:table-cell office:value-type="string" calcext:value-type="string">
            <text:p>Fail</text:p>
          </table:table-cell>
          <table:table-cell office:value-type="float" office:value="2.59127547321111" calcext:value-type="float">
            <text:p>2,6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C</text:p>
          </table:table-cell>
          <table:table-cell office:value-type="float" office:value="205.571995826947" calcext:value-type="float">
            <text:p>206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23</text:p>
          </table:table-cell>
          <table:table-cell office:value-type="float" office:value="4.32434118586416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91" calcext:value-type="float">
            <text:p>391</text:p>
          </table:table-cell>
          <table:table-cell office:value-type="float" office:value="8858.36757101148" calcext:value-type="float">
            <text:p>8858</text:p>
          </table:table-cell>
          <table:table-cell office:value-type="string" calcext:value-type="string">
            <text:p>Unknown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A</text:p>
          </table:table-cell>
          <table:table-cell office:value-type="float" office:value="2.92485760114555" calcext:value-type="float">
            <text:p>3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Kolkata</text:p>
          </table:table-cell>
          <table:table-cell office:value-type="float" office:value="11" calcext:value-type="float">
            <text:p>11</text:p>
          </table:table-cell>
          <table:table-cell office:value-type="float" office:value="568" calcext:value-type="float">
            <text:p>568</text:p>
          </table:table-cell>
          <table:table-cell office:value-type="float" office:value="29" calcext:value-type="float">
            <text:p>29</text:p>
          </table:table-cell>
          <table:table-cell office:value-type="float" office:value="98.6099572427038" calcext:value-type="float">
            <text:p>99</text:p>
          </table:table-cell>
          <table:table-cell office:value-type="string" calcext:value-type="string">
            <text:p>Pending</text:p>
          </table:table-cell>
          <table:table-cell office:value-type="float" office:value="1.34229156272273" calcext:value-type="float">
            <text:p>1,3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196.329446112412" calcext:value-type="float">
            <text:p>196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24</text:p>
          </table:table-cell>
          <table:table-cell office:value-type="float" office:value="4.1563083593111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09" calcext:value-type="float">
            <text:p>209</text:p>
          </table:table-cell>
          <table:table-cell office:value-type="float" office:value="9049.07786093989" calcext:value-type="float">
            <text:p>9049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C</text:p>
          </table:table-cell>
          <table:table-cell office:value-type="float" office:value="9.74129168928436" calcext:value-type="float">
            <text:p>10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Bangalore</text:p>
          </table:table-cell>
          <table:table-cell office:value-type="float" office:value="28" calcext:value-type="float">
            <text:p>28</text:p>
          </table:table-cell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office:value-type="float" office:value="40.3823597029248" calcext:value-type="float">
            <text:p>40</text:p>
          </table:table-cell>
          <table:table-cell office:value-type="string" calcext:value-type="string">
            <text:p>Pending</text:p>
          </table:table-cell>
          <table:table-cell office:value-type="float" office:value="3.69131029262872" calcext:value-type="float">
            <text:p>3,7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A</text:p>
          </table:table-cell>
          <table:table-cell office:value-type="float" office:value="758.724772602938" calcext:value-type="float">
            <text:p>759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25</text:p>
          </table:table-cell>
          <table:table-cell office:value-type="float" office:value="39.6293439850926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142" calcext:value-type="float">
            <text:p>142</text:p>
          </table:table-cell>
          <table:table-cell office:value-type="float" office:value="2174.77705435065" calcext:value-type="float">
            <text:p>2175</text:p>
          </table:table-cell>
          <table:table-cell office:value-type="string" calcext:value-type="string">
            <text:p>Male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er C</text:p>
          </table:table-cell>
          <table:table-cell office:value-type="float" office:value="2.23107368128172" calcext:value-type="float">
            <text:p>2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Kolkata</text:p>
          </table:table-cell>
          <table:table-cell office:value-type="float" office:value="19" calcext:value-type="float">
            <text:p>19</text:p>
          </table:table-cell>
          <table:table-cell office:value-type="float" office:value="934" calcext:value-type="float">
            <text:p>934</text:p>
          </table:table-cell>
          <table:table-cell office:value-type="float" office:value="23" calcext:value-type="float">
            <text:p>23</text:p>
          </table:table-cell>
          <table:table-cell office:value-type="float" office:value="78.2803831184153" calcext:value-type="float">
            <text:p>78</text:p>
          </table:table-cell>
          <table:table-cell office:value-type="string" calcext:value-type="string">
            <text:p>Pending</text:p>
          </table:table-cell>
          <table:table-cell office:value-type="float" office:value="3.79723121711418" calcext:value-type="float">
            <text:p>3,8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B</text:p>
          </table:table-cell>
          <table:table-cell office:value-type="float" office:value="458.535945739209" calcext:value-type="float">
            <text:p>459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26</text:p>
          </table:table-cell>
          <table:table-cell office:value-type="float" office:value="97.4469466178928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353" calcext:value-type="float">
            <text:p>353</text:p>
          </table:table-cell>
          <table:table-cell office:value-type="float" office:value="3716.49332589403" calcext:value-type="float">
            <text:p>3716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 B</text:p>
          </table:table-cell>
          <table:table-cell office:value-type="float" office:value="6.50754862107855" calcext:value-type="float">
            <text:p>7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Bangalore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5.9722297571817" calcext:value-type="float">
            <text:p>16</text:p>
          </table:table-cell>
          <table:table-cell office:value-type="string" calcext:value-type="string">
            <text:p>Pass</text:p>
          </table:table-cell>
          <table:table-cell office:value-type="float" office:value="2.11931973672492" calcext:value-type="float">
            <text:p>2,1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617.866916458377" calcext:value-type="float">
            <text:p>618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27</text:p>
          </table:table-cell>
          <table:table-cell office:value-type="float" office:value="92.557360812402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352" calcext:value-type="float">
            <text:p>352</text:p>
          </table:table-cell>
          <table:table-cell office:value-type="float" office:value="2686.45722357598" calcext:value-type="float">
            <text:p>2686</text:p>
          </table:table-cell>
          <table:table-cell office:value-type="string" calcext:value-type="string">
            <text:p>Unknown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C</text:p>
          </table:table-cell>
          <table:table-cell office:value-type="float" office:value="7.40675095299807" calcext:value-type="float">
            <text:p>7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Mumbai</text:p>
          </table:table-cell>
          <table:table-cell office:value-type="float" office:value="25" calcext:value-type="float">
            <text:p>25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10.5282450700421" calcext:value-type="float">
            <text:p>11</text:p>
          </table:table-cell>
          <table:table-cell office:value-type="string" calcext:value-type="string">
            <text:p>Fail</text:p>
          </table:table-cell>
          <table:table-cell office:value-type="float" office:value="2.86466783788337" calcext:value-type="float">
            <text:p>2,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B</text:p>
          </table:table-cell>
          <table:table-cell office:value-type="float" office:value="762.459182155683" calcext:value-type="float">
            <text:p>762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28</text:p>
          </table:table-cell>
          <table:table-cell office:value-type="float" office:value="2.39727470559714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4" calcext:value-type="float">
            <text:p>394</text:p>
          </table:table-cell>
          <table:table-cell office:value-type="float" office:value="6117.32461508399" calcext:value-type="float">
            <text:p>6117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 B</text:p>
          </table:table-cell>
          <table:table-cell office:value-type="float" office:value="9.89814050806922" calcext:value-type="float">
            <text:p>10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Mumbai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59.4293818106915" calcext:value-type="float">
            <text:p>59</text:p>
          </table:table-cell>
          <table:table-cell office:value-type="string" calcext:value-type="string">
            <text:p>Fail</text:p>
          </table:table-cell>
          <table:table-cell office:value-type="float" office:value="0.815757079295672" calcext:value-type="float">
            <text:p>0,8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A</text:p>
          </table:table-cell>
          <table:table-cell office:value-type="float" office:value="123.437027511827" calcext:value-type="float">
            <text:p>123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29</text:p>
          </table:table-cell>
          <table:table-cell office:value-type="float" office:value="63.447559185207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8318.90319461717" calcext:value-type="float">
            <text:p>8319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B</text:p>
          </table:table-cell>
          <table:table-cell office:value-type="float" office:value="8.10097314539703" calcext:value-type="float">
            <text:p>8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Kolkata</text:p>
          </table:table-cell>
          <table:table-cell office:value-type="float" office:value="16" calcext:value-type="float">
            <text:p>16</text:p>
          </table:table-cell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39.2928755860657" calcext:value-type="float">
            <text:p>39</text:p>
          </table:table-cell>
          <table:table-cell office:value-type="string" calcext:value-type="string">
            <text:p>Pass</text:p>
          </table:table-cell>
          <table:table-cell office:value-type="float" office:value="3.87809893658848" calcext:value-type="float">
            <text:p>3,9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B</text:p>
          </table:table-cell>
          <table:table-cell office:value-type="float" office:value="764.935375940708" calcext:value-type="float">
            <text:p>765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30</text:p>
          </table:table-cell>
          <table:table-cell office:value-type="float" office:value="8.02285921052639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office:value-type="float" office:value="2766.34236686608" calcext:value-type="float">
            <text:p>2766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B</text:p>
          </table:table-cell>
          <table:table-cell office:value-type="float" office:value="8.95452831531801" calcext:value-type="float">
            <text:p>9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Kolkata</text:p>
          </table:table-cell>
          <table:table-cell office:value-type="float" office:value="27" calcext:value-type="float">
            <text:p>27</text:p>
          </table:table-cell>
          <table:table-cell office:value-type="float" office:value="806" calcext:value-type="float">
            <text:p>806</text:p>
          </table:table-cell>
          <table:table-cell office:value-type="float" office:value="30" calcext:value-type="float">
            <text:p>30</text:p>
          </table:table-cell>
          <table:table-cell office:value-type="float" office:value="51.6348934001093" calcext:value-type="float">
            <text:p>52</text:p>
          </table:table-cell>
          <table:table-cell office:value-type="string" calcext:value-type="string">
            <text:p>Pending</text:p>
          </table:table-cell>
          <table:table-cell office:value-type="float" office:value="0.965394705352393" calcext:value-type="float">
            <text:p>1,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C</text:p>
          </table:table-cell>
          <table:table-cell office:value-type="float" office:value="880.080988247161" calcext:value-type="float">
            <text:p>880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31</text:p>
          </table:table-cell>
          <table:table-cell office:value-type="float" office:value="50.8473930517187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9655.13510271939" calcext:value-type="float">
            <text:p>9655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 B</text:p>
          </table:table-cell>
          <table:table-cell office:value-type="float" office:value="2.6796609649814" calcext:value-type="float">
            <text:p>3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Chennai</text:p>
          </table:table-cell>
          <table:table-cell office:value-type="float" office:value="24" calcext:value-type="float">
            <text:p>24</text:p>
          </table:table-cell>
          <table:table-cell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float" office:value="60.251145661598" calcext:value-type="float">
            <text:p>60</text:p>
          </table:table-cell>
          <table:table-cell office:value-type="string" calcext:value-type="string">
            <text:p>Pending</text:p>
          </table:table-cell>
          <table:table-cell office:value-type="float" office:value="2.98900000665507" calcext:value-type="float">
            <text:p>3,0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C</text:p>
          </table:table-cell>
          <table:table-cell office:value-type="float" office:value="609.379206618426" calcext:value-type="float">
            <text:p>609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32</text:p>
          </table:table-cell>
          <table:table-cell office:value-type="float" office:value="79.2099360156567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81" calcext:value-type="float">
            <text:p>781</text:p>
          </table:table-cell>
          <table:table-cell office:value-type="float" office:value="9571.55048732781" calcext:value-type="float">
            <text:p>9572</text:p>
          </table:table-cell>
          <table:table-cell office:value-type="string" calcext:value-type="string">
            <text:p>Unknown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 C</text:p>
          </table:table-cell>
          <table:table-cell office:value-type="float" office:value="6.59910490123858" calcext:value-type="float">
            <text:p>7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Kolkata</text:p>
          </table:table-cell>
          <table:table-cell office:value-type="float" office:value="30" calcext:value-type="float">
            <text:p>30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29.6924671537497" calcext:value-type="float">
            <text:p>30</text:p>
          </table:table-cell>
          <table:table-cell office:value-type="string" calcext:value-type="string">
            <text:p>Pass</text:p>
          </table:table-cell>
          <table:table-cell office:value-type="float" office:value="1.94603611938611" calcext:value-type="float">
            <text:p>1,9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A</text:p>
          </table:table-cell>
          <table:table-cell office:value-type="float" office:value="761.173909514877" calcext:value-type="float">
            <text:p>761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33</text:p>
          </table:table-cell>
          <table:table-cell office:value-type="float" office:value="64.7954350001556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6" calcext:value-type="float">
            <text:p>616</text:p>
          </table:table-cell>
          <table:table-cell office:value-type="float" office:value="5149.99835040803" calcext:value-type="float">
            <text:p>5150</text:p>
          </table:table-cell>
          <table:table-cell office:value-type="string" calcext:value-type="string">
            <text:p>Non-binary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er C</text:p>
          </table:table-cell>
          <table:table-cell office:value-type="float" office:value="4.85827050343664" calcext:value-type="float">
            <text:p>5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Chennai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23" calcext:value-type="float">
            <text:p>23</text:p>
          </table:table-cell>
          <table:table-cell office:value-type="float" office:value="23.8534275128961" calcext:value-type="float">
            <text:p>24</text:p>
          </table:table-cell>
          <table:table-cell office:value-type="string" calcext:value-type="string">
            <text:p>Fail</text:p>
          </table:table-cell>
          <table:table-cell office:value-type="float" office:value="3.54104601225092" calcext:value-type="float">
            <text:p>3,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A</text:p>
          </table:table-cell>
          <table:table-cell office:value-type="float" office:value="371.255295519871" calcext:value-type="float">
            <text:p>371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34</text:p>
          </table:table-cell>
          <table:table-cell office:value-type="float" office:value="37.4675923298424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602" calcext:value-type="float">
            <text:p>602</text:p>
          </table:table-cell>
          <table:table-cell office:value-type="float" office:value="9061.71089550772" calcext:value-type="float">
            <text:p>9062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A</text:p>
          </table:table-cell>
          <table:table-cell office:value-type="float" office:value="1.01948757082211" calcext:value-type="float">
            <text:p>1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Chennai</text:p>
          </table:table-cell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  <table:table-cell office:value-type="float" office:value="10.7542728150293" calcext:value-type="float">
            <text:p>11</text:p>
          </table:table-cell>
          <table:table-cell office:value-type="string" calcext:value-type="string">
            <text:p>Pass</text:p>
          </table:table-cell>
          <table:table-cell office:value-type="float" office:value="0.646604559372054" calcext:value-type="float">
            <text:p>0,6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B</text:p>
          </table:table-cell>
          <table:table-cell office:value-type="float" office:value="510.358000433523" calcext:value-type="float">
            <text:p>510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35</text:p>
          </table:table-cell>
          <table:table-cell office:value-type="float" office:value="84.9577868163504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9" calcext:value-type="float">
            <text:p>449</text:p>
          </table:table-cell>
          <table:table-cell office:value-type="float" office:value="6541.32934480246" calcext:value-type="float">
            <text:p>6541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C</text:p>
          </table:table-cell>
          <table:table-cell office:value-type="float" office:value="5.2881899903274" calcext:value-type="float">
            <text:p>5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Delhi</text:p>
          </table:table-cell>
          <table:table-cell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58.0047870447437" calcext:value-type="float">
            <text:p>58</text:p>
          </table:table-cell>
          <table:table-cell office:value-type="string" calcext:value-type="string">
            <text:p>Pass</text:p>
          </table:table-cell>
          <table:table-cell office:value-type="float" office:value="0.541154098060581" calcext:value-type="float">
            <text:p>0,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C</text:p>
          </table:table-cell>
          <table:table-cell office:value-type="float" office:value="553.420471230355" calcext:value-type="float">
            <text:p>553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36</text:p>
          </table:table-cell>
          <table:table-cell office:value-type="float" office:value="9.81300257875405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963" calcext:value-type="float">
            <text:p>963</text:p>
          </table:table-cell>
          <table:table-cell office:value-type="float" office:value="7573.40245784873" calcext:value-type="float">
            <text:p>7573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er B</text:p>
          </table:table-cell>
          <table:table-cell office:value-type="float" office:value="2.10795126715908" calcext:value-type="float">
            <text:p>2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Delhi</text:p>
          </table:table-cell>
          <table:table-cell office:value-type="float" office:value="26" calcext:value-type="float">
            <text:p>26</text:p>
          </table:table-cell>
          <table:table-cell office:value-type="float" office:value="671" calcext:value-type="float">
            <text:p>671</text:p>
          </table:table-cell>
          <table:table-cell office:value-type="float" office:value="19" calcext:value-type="float">
            <text:p>19</text:p>
          </table:table-cell>
          <table:table-cell office:value-type="float" office:value="45.5313642371621" calcext:value-type="float">
            <text:p>46</text:p>
          </table:table-cell>
          <table:table-cell office:value-type="string" calcext:value-type="string">
            <text:p>Fail</text:p>
          </table:table-cell>
          <table:table-cell office:value-type="float" office:value="3.80553337924335" calcext:value-type="float">
            <text:p>3,8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C</text:p>
          </table:table-cell>
          <table:table-cell office:value-type="float" office:value="403.80897424818" calcext:value-type="float">
            <text:p>404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37</text:p>
          </table:table-cell>
          <table:table-cell office:value-type="float" office:value="23.399844752614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63" calcext:value-type="float">
            <text:p>963</text:p>
          </table:table-cell>
          <table:table-cell office:value-type="float" office:value="2438.33993047002" calcext:value-type="float">
            <text:p>2438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er A</text:p>
          </table:table-cell>
          <table:table-cell office:value-type="float" office:value="1.53265527359043" calcext:value-type="float">
            <text:p>2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Kolkata</text:p>
          </table:table-cell>
          <table:table-cell office:value-type="float" office:value="24" calcext:value-type="float">
            <text:p>24</text:p>
          </table:table-cell>
          <table:table-cell office:value-type="float" office:value="867" calcext:value-type="float">
            <text:p>867</text:p>
          </table:table-cell>
          <table:table-cell office:value-type="float" office:value="15" calcext:value-type="float">
            <text:p>15</text:p>
          </table:table-cell>
          <table:table-cell office:value-type="float" office:value="34.3432774650753" calcext:value-type="float">
            <text:p>34</text:p>
          </table:table-cell>
          <table:table-cell office:value-type="string" calcext:value-type="string">
            <text:p>Pending</text:p>
          </table:table-cell>
          <table:table-cell office:value-type="float" office:value="2.61028808484811" calcext:value-type="float">
            <text:p>2,6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A</text:p>
          </table:table-cell>
          <table:table-cell office:value-type="float" office:value="183.932968043594" calcext:value-type="float">
            <text:p>184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38</text:p>
          </table:table-cell>
          <table:table-cell office:value-type="float" office:value="52.0759306827078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705" calcext:value-type="float">
            <text:p>705</text:p>
          </table:table-cell>
          <table:table-cell office:value-type="float" office:value="9692.31804021843" calcext:value-type="float">
            <text:p>9692</text:p>
          </table:table-cell>
          <table:table-cell office:value-type="string" calcext:value-type="string">
            <text:p>Non-binary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rier B</text:p>
          </table:table-cell>
          <table:table-cell office:value-type="float" office:value="9.23593143724922" calcext:value-type="float">
            <text:p>9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Mumbai</text:p>
          </table:table-cell>
          <table:table-cell office:value-type="float" office:value="10" calcext:value-type="float">
            <text:p>10</text:p>
          </table:table-cell>
          <table:table-cell office:value-type="float" office:value="841" calcext:value-type="float">
            <text:p>841</text:p>
          </table:table-cell>
          <table:table-cell office:value-type="float" office:value="12" calcext:value-type="float">
            <text:p>12</text:p>
          </table:table-cell>
          <table:table-cell office:value-type="float" office:value="5.93069364552831" calcext:value-type="float">
            <text:p>6</text:p>
          </table:table-cell>
          <table:table-cell office:value-type="string" calcext:value-type="string">
            <text:p>Pending</text:p>
          </table:table-cell>
          <table:table-cell office:value-type="float" office:value="0.613326899164507" calcext:value-type="float">
            <text:p>0,6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B</text:p>
          </table:table-cell>
          <table:table-cell office:value-type="float" office:value="339.672869948606" calcext:value-type="float">
            <text:p>340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39</text:p>
          </table:table-cell>
          <table:table-cell office:value-type="float" office:value="19.1274772658232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76" calcext:value-type="float">
            <text:p>176</text:p>
          </table:table-cell>
          <table:table-cell office:value-type="float" office:value="1912.46566310076" calcext:value-type="float">
            <text:p>1912</text:p>
          </table:table-cell>
          <table:table-cell office:value-type="string" calcext:value-type="string">
            <text:p>Female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er A</text:p>
          </table:table-cell>
          <table:table-cell office:value-type="float" office:value="5.56250377883038" calcext:value-type="float">
            <text:p>6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Kolkata</text:p>
          </table:table-cell>
          <table:table-cell office:value-type="float" office:value="30" calcext:value-type="float">
            <text:p>30</text:p>
          </table:table-cell>
          <table:table-cell office:value-type="float" office:value="791" calcext:value-type="float">
            <text:p>791</text:p>
          </table:table-cell>
          <table:table-cell office:value-type="float" office:value="6" calcext:value-type="float">
            <text:p>6</text:p>
          </table:table-cell>
          <table:table-cell office:value-type="float" office:value="9.00580742878164" calcext:value-type="float">
            <text:p>9</text:p>
          </table:table-cell>
          <table:table-cell office:value-type="string" calcext:value-type="string">
            <text:p>Fail</text:p>
          </table:table-cell>
          <table:table-cell office:value-type="float" office:value="1.45197220399681" calcext:value-type="float">
            <text:p>1,5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B</text:p>
          </table:table-cell>
          <table:table-cell office:value-type="float" office:value="653.672994552033" calcext:value-type="float">
            <text:p>654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40</text:p>
          </table:table-cell>
          <table:table-cell office:value-type="float" office:value="80.5414241709403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33" calcext:value-type="float">
            <text:p>933</text:p>
          </table:table-cell>
          <table:table-cell office:value-type="float" office:value="5724.95935045626" calcext:value-type="float">
            <text:p>5725</text:p>
          </table:table-cell>
          <table:table-cell office:value-type="string" calcext:value-type="string">
            <text:p>Female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C</text:p>
          </table:table-cell>
          <table:table-cell office:value-type="float" office:value="7.22959513973647" calcext:value-type="float">
            <text:p>7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Kolkata</text:p>
          </table:table-cell>
          <table:table-cell office:value-type="float" office:value="18" calcext:value-type="float">
            <text:p>18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88.1794071042174" calcext:value-type="float">
            <text:p>88</text:p>
          </table:table-cell>
          <table:table-cell office:value-type="string" calcext:value-type="string">
            <text:p>Pending</text:p>
          </table:table-cell>
          <table:table-cell office:value-type="float" office:value="4.21326943058656" calcext:value-type="float">
            <text:p>4,2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A</text:p>
          </table:table-cell>
          <table:table-cell office:value-type="float" office:value="529.808723980691" calcext:value-type="float">
            <text:p>530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41</text:p>
          </table:table-cell>
          <table:table-cell office:value-type="float" office:value="99.1132916153171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556" calcext:value-type="float">
            <text:p>556</text:p>
          </table:table-cell>
          <table:table-cell office:value-type="float" office:value="5521.20525901097" calcext:value-type="float">
            <text:p>5521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B</text:p>
          </table:table-cell>
          <table:table-cell office:value-type="float" office:value="5.77326374376665" calcext:value-type="float">
            <text:p>6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Chennai</text:p>
          </table:table-cell>
          <table:table-cell office:value-type="float" office:value="18" calcext:value-type="float">
            <text:p>18</text:p>
          </table:table-cell>
          <table:table-cell office:value-type="float" office:value="892" calcext:value-type="float">
            <text:p>892</text:p>
          </table:table-cell>
          <table:table-cell office:value-type="float" office:value="7" calcext:value-type="float">
            <text:p>7</text:p>
          </table:table-cell>
          <table:table-cell office:value-type="float" office:value="95.3320645487725" calcext:value-type="float">
            <text:p>95</text:p>
          </table:table-cell>
          <table:table-cell office:value-type="string" calcext:value-type="string">
            <text:p>Fail</text:p>
          </table:table-cell>
          <table:table-cell office:value-type="float" office:value="0.0453022623982596" calcext:value-type="float">
            <text:p>0,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A</text:p>
          </table:table-cell>
          <table:table-cell office:value-type="float" office:value="275.524371131309" calcext:value-type="float">
            <text:p>276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42</text:p>
          </table:table-cell>
          <table:table-cell office:value-type="float" office:value="46.529167614516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office:value-type="float" office:value="155" calcext:value-type="float">
            <text:p>155</text:p>
          </table:table-cell>
          <table:table-cell office:value-type="float" office:value="1839.60942585676" calcext:value-type="float">
            <text:p>1840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 C</text:p>
          </table:table-cell>
          <table:table-cell office:value-type="float" office:value="7.5262483268515" calcext:value-type="float">
            <text:p>8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Bangalore</text:p>
          </table:table-cell>
          <table:table-cell office:value-type="float" office:value="26" calcext:value-type="float">
            <text:p>26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96.4228206395718" calcext:value-type="float">
            <text:p>96</text:p>
          </table:table-cell>
          <table:table-cell office:value-type="string" calcext:value-type="string">
            <text:p>Fail</text:p>
          </table:table-cell>
          <table:table-cell office:value-type="float" office:value="4.93925528862094" calcext:value-type="float">
            <text:p>4,9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A</text:p>
          </table:table-cell>
          <table:table-cell office:value-type="float" office:value="635.657120501991" calcext:value-type="float">
            <text:p>636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43</text:p>
          </table:table-cell>
          <table:table-cell office:value-type="float" office:value="11.743271776309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98" calcext:value-type="float">
            <text:p>598</text:p>
          </table:table-cell>
          <table:table-cell office:value-type="float" office:value="5737.42559911902" calcext:value-type="float">
            <text:p>5737</text:p>
          </table:table-cell>
          <table:table-cell office:value-type="string" calcext:value-type="string">
            <text:p>Unknown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er B</text:p>
          </table:table-cell>
          <table:table-cell office:value-type="float" office:value="3.69402126838845" calcext:value-type="float">
            <text:p>4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Mumbai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23" calcext:value-type="float">
            <text:p>23</text:p>
          </table:table-cell>
          <table:table-cell office:value-type="float" office:value="26.2773659573324" calcext:value-type="float">
            <text:p>26</text:p>
          </table:table-cell>
          <table:table-cell office:value-type="string" calcext:value-type="string">
            <text:p>Pending</text:p>
          </table:table-cell>
          <table:table-cell office:value-type="float" office:value="0.372304767985097" calcext:value-type="float">
            <text:p>0,4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A</text:p>
          </table:table-cell>
          <table:table-cell office:value-type="float" office:value="716.04411975934" calcext:value-type="float">
            <text:p>716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44</text:p>
          </table:table-cell>
          <table:table-cell office:value-type="float" office:value="51.3557909131103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919" calcext:value-type="float">
            <text:p>919</text:p>
          </table:table-cell>
          <table:table-cell office:value-type="float" office:value="7152.28604943551" calcext:value-type="float">
            <text:p>7152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er C</text:p>
          </table:table-cell>
          <table:table-cell office:value-type="float" office:value="7.57744965737669" calcext:value-type="float">
            <text:p>8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Delhi</text:p>
          </table:table-cell>
          <table:table-cell office:value-type="float" office:value="7" calcext:value-type="float">
            <text:p>7</text:p>
          </table:table-cell>
          <table:table-cell office:value-type="float" office:value="834" calcext:value-type="float">
            <text:p>834</text:p>
          </table:table-cell>
          <table:table-cell office:value-type="float" office:value="18" calcext:value-type="float">
            <text:p>18</text:p>
          </table:table-cell>
          <table:table-cell office:value-type="float" office:value="22.5541066208877" calcext:value-type="float">
            <text:p>23</text:p>
          </table:table-cell>
          <table:table-cell office:value-type="string" calcext:value-type="string">
            <text:p>Fail</text:p>
          </table:table-cell>
          <table:table-cell office:value-type="float" office:value="2.96262632045488" calcext:value-type="float">
            <text:p>3,0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610.453269619227" calcext:value-type="float">
            <text:p>610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45</text:p>
          </table:table-cell>
          <table:table-cell office:value-type="float" office:value="33.7841380330655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267.95680751052" calcext:value-type="float">
            <text:p>5268</text:p>
          </table:table-cell>
          <table:table-cell office:value-type="string" calcext:value-type="string">
            <text:p>Male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er B</text:p>
          </table:table-cell>
          <table:table-cell office:value-type="float" office:value="5.21515500871191" calcext:value-type="float">
            <text:p>5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Chennai</text:p>
          </table:table-cell>
          <table:table-cell office:value-type="float" office:value="25" calcext:value-type="float">
            <text:p>25</text:p>
          </table:table-cell>
          <table:table-cell office:value-type="float" office:value="794" calcext:value-type="float">
            <text:p>794</text:p>
          </table:table-cell>
          <table:table-cell office:value-type="float" office:value="25" calcext:value-type="float">
            <text:p>25</text:p>
          </table:table-cell>
          <table:table-cell office:value-type="float" office:value="66.3125444399916" calcext:value-type="float">
            <text:p>66</text:p>
          </table:table-cell>
          <table:table-cell office:value-type="string" calcext:value-type="string">
            <text:p>Pass</text:p>
          </table:table-cell>
          <table:table-cell office:value-type="float" office:value="3.2196046120841" calcext:value-type="float">
            <text:p>3,2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495.305697028473" calcext:value-type="float">
            <text:p>495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46</text:p>
          </table:table-cell>
          <table:table-cell office:value-type="float" office:value="27.0822071998889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859" calcext:value-type="float">
            <text:p>859</text:p>
          </table:table-cell>
          <table:table-cell office:value-type="float" office:value="2556.76736063359" calcext:value-type="float">
            <text:p>2557</text:p>
          </table:table-cell>
          <table:table-cell office:value-type="string" calcext:value-type="string">
            <text:p>Non-binary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B</text:p>
          </table:table-cell>
          <table:table-cell office:value-type="float" office:value="4.07095583708408" calcext:value-type="float">
            <text:p>4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Chennai</text:p>
          </table:table-cell>
          <table:table-cell office:value-type="float" office:value="18" calcext:value-type="float">
            <text:p>18</text:p>
          </table:table-cell>
          <table:table-cell office:value-type="float" office:value="870" calcext:value-type="float">
            <text:p>870</text:p>
          </table:table-cell>
          <table:table-cell office:value-type="float" office:value="23" calcext:value-type="float">
            <text:p>23</text:p>
          </table:table-cell>
          <table:table-cell office:value-type="float" office:value="77.3223532110516" calcext:value-type="float">
            <text:p>77</text:p>
          </table:table-cell>
          <table:table-cell office:value-type="string" calcext:value-type="string">
            <text:p>Pending</text:p>
          </table:table-cell>
          <table:table-cell office:value-type="float" office:value="3.6486105925362" calcext:value-type="float">
            <text:p>3,6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B</text:p>
          </table:table-cell>
          <table:table-cell office:value-type="float" office:value="380.435937111964" calcext:value-type="float">
            <text:p>380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47</text:p>
          </table:table-cell>
          <table:table-cell office:value-type="float" office:value="95.71213588093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10" calcext:value-type="float">
            <text:p>910</text:p>
          </table:table-cell>
          <table:table-cell office:value-type="float" office:value="7089.47424993418" calcext:value-type="float">
            <text:p>7089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er B</text:p>
          </table:table-cell>
          <table:table-cell office:value-type="float" office:value="8.97875075594997" calcext:value-type="float">
            <text:p>9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Kolkata</text:p>
          </table:table-cell>
          <table:table-cell office:value-type="float" office:value="10" calcext:value-type="float">
            <text:p>10</text:p>
          </table:table-cell>
          <table:table-cell office:value-type="float" office:value="964" calcext:value-type="float">
            <text:p>964</text:p>
          </table:table-cell>
          <table:table-cell office:value-type="float" office:value="20" calcext:value-type="float">
            <text:p>20</text:p>
          </table:table-cell>
          <table:table-cell office:value-type="float" office:value="19.7129929112936" calcext:value-type="float">
            <text:p>20</text:p>
          </table:table-cell>
          <table:table-cell office:value-type="string" calcext:value-type="string">
            <text:p>Pending</text:p>
          </table:table-cell>
          <table:table-cell office:value-type="float" office:value="0.380573586713213" calcext:value-type="float">
            <text:p>0,4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581.602355050586" calcext:value-type="float">
            <text:p>582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48</text:p>
          </table:table-cell>
          <table:table-cell office:value-type="float" office:value="76.0355444268917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397.07100458718" calcext:value-type="float">
            <text:p>7397</text:p>
          </table:table-cell>
          <table:table-cell office:value-type="string" calcext:value-type="string">
            <text:p>Non-binary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er C</text:p>
          </table:table-cell>
          <table:table-cell office:value-type="float" office:value="7.09583315655513" calcext:value-type="float">
            <text:p>7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Mumbai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23.1263635824647" calcext:value-type="float">
            <text:p>23</text:p>
          </table:table-cell>
          <table:table-cell office:value-type="string" calcext:value-type="string">
            <text:p>Fail</text:p>
          </table:table-cell>
          <table:table-cell office:value-type="float" office:value="1.6981125407144" calcext:value-type="float">
            <text:p>1,7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B</text:p>
          </table:table-cell>
          <table:table-cell office:value-type="float" office:value="768.65191395437" calcext:value-type="float">
            <text:p>769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49</text:p>
          </table:table-cell>
          <table:table-cell office:value-type="float" office:value="78.89791320564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8001.613206519" calcext:value-type="float">
            <text:p>8002</text:p>
          </table:table-cell>
          <table:table-cell office:value-type="string" calcext:value-type="string">
            <text:p>Unknown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er C</text:p>
          </table:table-cell>
          <table:table-cell office:value-type="float" office:value="2.50562103290091" calcext:value-type="float">
            <text:p>3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Delhi</text:p>
          </table:table-cell>
          <table:table-cell office:value-type="float" office:value="28" calcext:value-type="float">
            <text:p>28</text:p>
          </table:table-cell>
          <table:table-cell office:value-type="float" office:value="177" calcext:value-type="float">
            <text:p>177</text:p>
          </table:table-cell>
          <table:table-cell office:value-type="float" office:value="28" calcext:value-type="float">
            <text:p>28</text:p>
          </table:table-cell>
          <table:table-cell office:value-type="float" office:value="14.1478154439792" calcext:value-type="float">
            <text:p>14</text:p>
          </table:table-cell>
          <table:table-cell office:value-type="string" calcext:value-type="string">
            <text:p>Pass</text:p>
          </table:table-cell>
          <table:table-cell office:value-type="float" office:value="2.82581398540013" calcext:value-type="float">
            <text:p>2,8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336.890168519977" calcext:value-type="float">
            <text:p>337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50</text:p>
          </table:table-cell>
          <table:table-cell office:value-type="float" office:value="14.203484264803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633" calcext:value-type="float">
            <text:p>633</text:p>
          </table:table-cell>
          <table:table-cell office:value-type="float" office:value="5910.88538966889" calcext:value-type="float">
            <text:p>5911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rier A</text:p>
          </table:table-cell>
          <table:table-cell office:value-type="float" office:value="6.24786091497599" calcext:value-type="float">
            <text:p>6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Delhi</text:p>
          </table:table-cell>
          <table:table-cell office:value-type="float" office:value="20" calcext:value-type="float">
            <text:p>20</text:p>
          </table:table-cell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office:value-type="float" office:value="45.1787579246345" calcext:value-type="float">
            <text:p>45</text:p>
          </table:table-cell>
          <table:table-cell office:value-type="string" calcext:value-type="string">
            <text:p>Fail</text:p>
          </table:table-cell>
          <table:table-cell office:value-type="float" office:value="4.75480080467118" calcext:value-type="float">
            <text:p>4,8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B</text:p>
          </table:table-cell>
          <table:table-cell office:value-type="float" office:value="496.24865029194" calcext:value-type="float">
            <text:p>496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51</text:p>
          </table:table-cell>
          <table:table-cell office:value-type="float" office:value="26.700760972461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154" calcext:value-type="float">
            <text:p>154</text:p>
          </table:table-cell>
          <table:table-cell office:value-type="float" office:value="9866.46545797969" calcext:value-type="float">
            <text:p>9866</text:p>
          </table:table-cell>
          <table:table-cell office:value-type="string" calcext:value-type="string">
            <text:p>Male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ier A</text:p>
          </table:table-cell>
          <table:table-cell office:value-type="float" office:value="4.78300055794766" calcext:value-type="float">
            <text:p>5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Bangalore</text:p>
          </table:table-cell>
          <table:table-cell office:value-type="float" office:value="18" calcext:value-type="float">
            <text:p>18</text:p>
          </table:table-cell>
          <table:table-cell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office:value-type="float" office:value="14.1903283445699" calcext:value-type="float">
            <text:p>14</text:p>
          </table:table-cell>
          <table:table-cell office:value-type="string" calcext:value-type="string">
            <text:p>Pending</text:p>
          </table:table-cell>
          <table:table-cell office:value-type="float" office:value="1.77295117208355" calcext:value-type="float">
            <text:p>1,8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A</text:p>
          </table:table-cell>
          <table:table-cell office:value-type="float" office:value="694.982317579445" calcext:value-type="float">
            <text:p>695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52</text:p>
          </table:table-cell>
          <table:table-cell office:value-type="float" office:value="98.031829656465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float" office:value="9435.76260891213" calcext:value-type="float">
            <text:p>9436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ier B</text:p>
          </table:table-cell>
          <table:table-cell office:value-type="float" office:value="8.63105217976894" calcext:value-type="float">
            <text:p>9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Mumbai</text:p>
          </table:table-cell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27" calcext:value-type="float">
            <text:p>27</text:p>
          </table:table-cell>
          <table:table-cell office:value-type="float" office:value="9.16684914859715" calcext:value-type="float">
            <text:p>9</text:p>
          </table:table-cell>
          <table:table-cell office:value-type="string" calcext:value-type="string">
            <text:p>Pending</text:p>
          </table:table-cell>
          <table:table-cell office:value-type="float" office:value="2.12247161914382" calcext:value-type="float">
            <text:p>2,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C</text:p>
          </table:table-cell>
          <table:table-cell office:value-type="float" office:value="602.898498838383" calcext:value-type="float">
            <text:p>603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53</text:p>
          </table:table-cell>
          <table:table-cell office:value-type="float" office:value="30.3414707112142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242" calcext:value-type="float">
            <text:p>242</text:p>
          </table:table-cell>
          <table:table-cell office:value-type="float" office:value="8232.33482942582" calcext:value-type="float">
            <text:p>8232</text:p>
          </table:table-cell>
          <table:table-cell office:value-type="string" calcext:value-type="string">
            <text:p>Male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er B</text:p>
          </table:table-cell>
          <table:table-cell office:value-type="float" office:value="1.01348656609589" calcext:value-type="float">
            <text:p>1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Delhi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17" calcext:value-type="float">
            <text:p>17</text:p>
          </table:table-cell>
          <table:table-cell office:value-type="float" office:value="83.3440589916779" calcext:value-type="float">
            <text:p>83</text:p>
          </table:table-cell>
          <table:table-cell office:value-type="string" calcext:value-type="string">
            <text:p>Pending</text:p>
          </table:table-cell>
          <table:table-cell office:value-type="float" office:value="1.41034757607602" calcext:value-type="float">
            <text:p>1,4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B</text:p>
          </table:table-cell>
          <table:table-cell office:value-type="float" office:value="750.73784066827" calcext:value-type="float">
            <text:p>751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54</text:p>
          </table:table-cell>
          <table:table-cell office:value-type="float" office:value="31.1462431602408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float" office:value="6088.02147994085" calcext:value-type="float">
            <text:p>6088</text:p>
          </table:table-cell>
          <table:table-cell office:value-type="string" calcext:value-type="string">
            <text:p>Non-binary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er B</text:p>
          </table:table-cell>
          <table:table-cell office:value-type="float" office:value="4.30510347128763" calcext:value-type="float">
            <text:p>4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Kolkata</text:p>
          </table:table-cell>
          <table:table-cell office:value-type="float" office:value="26" calcext:value-type="float">
            <text:p>26</text:p>
          </table:table-cell>
          <table:table-cell office:value-type="float" office:value="497" calcext:value-type="float">
            <text:p>497</text:p>
          </table:table-cell>
          <table:table-cell office:value-type="float" office:value="29" calcext:value-type="float">
            <text:p>29</text:p>
          </table:table-cell>
          <table:table-cell office:value-type="float" office:value="30.1860233758225" calcext:value-type="float">
            <text:p>30</text:p>
          </table:table-cell>
          <table:table-cell office:value-type="string" calcext:value-type="string">
            <text:p>Pass</text:p>
          </table:table-cell>
          <table:table-cell office:value-type="float" office:value="2.47877197553974" calcext:value-type="float">
            <text:p>2,5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B</text:p>
          </table:table-cell>
          <table:table-cell office:value-type="float" office:value="814.069996582187" calcext:value-type="float">
            <text:p>814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55</text:p>
          </table:table-cell>
          <table:table-cell office:value-type="float" office:value="79.8550583407894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701" calcext:value-type="float">
            <text:p>701</text:p>
          </table:table-cell>
          <table:table-cell office:value-type="float" office:value="2925.67517030381" calcext:value-type="float">
            <text:p>2926</text:p>
          </table:table-cell>
          <table:table-cell office:value-type="string" calcext:value-type="string">
            <text:p>Male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rier A</text:p>
          </table:table-cell>
          <table:table-cell office:value-type="float" office:value="5.0143649550309" calcext:value-type="float">
            <text:p>5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Delhi</text:p>
          </table:table-cell>
          <table:table-cell office:value-type="float" office:value="27" calcext:value-type="float">
            <text:p>27</text:p>
          </table:table-cell>
          <table:table-cell office:value-type="float" office:value="918" calcext:value-type="float">
            <text:p>918</text:p>
          </table:table-cell>
          <table:table-cell office:value-type="float" office:value="5" calcext:value-type="float">
            <text:p>5</text:p>
          </table:table-cell>
          <table:table-cell office:value-type="float" office:value="30.3235452566165" calcext:value-type="float">
            <text:p>30</text:p>
          </table:table-cell>
          <table:table-cell office:value-type="string" calcext:value-type="string">
            <text:p>Fail</text:p>
          </table:table-cell>
          <table:table-cell office:value-type="float" office:value="4.54891965939638" calcext:value-type="float">
            <text:p>4,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B</text:p>
          </table:table-cell>
          <table:table-cell office:value-type="float" office:value="323.012927952478" calcext:value-type="float">
            <text:p>323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56</text:p>
          </table:table-cell>
          <table:table-cell office:value-type="float" office:value="20.9863860370433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4767.02048434413" calcext:value-type="float">
            <text:p>4767</text:p>
          </table:table-cell>
          <table:table-cell office:value-type="string" calcext:value-type="string">
            <text:p>Non-binary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rier C</text:p>
          </table:table-cell>
          <table:table-cell office:value-type="float" office:value="1.77442971407173" calcext:value-type="float">
            <text:p>2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Mumbai</text:p>
          </table:table-cell>
          <table:table-cell office:value-type="float" office:value="24" calcext:value-type="float">
            <text:p>24</text:p>
          </table:table-cell>
          <table:table-cell office:value-type="float" office:value="826" calcext:value-type="float">
            <text:p>826</text:p>
          </table:table-cell>
          <table:table-cell office:value-type="float" office:value="28" calcext:value-type="float">
            <text:p>28</text:p>
          </table:table-cell>
          <table:table-cell office:value-type="float" office:value="12.8362845728327" calcext:value-type="float">
            <text:p>13</text:p>
          </table:table-cell>
          <table:table-cell office:value-type="string" calcext:value-type="string">
            <text:p>Pass</text:p>
          </table:table-cell>
          <table:table-cell office:value-type="float" office:value="1.17375549538745" calcext:value-type="float">
            <text:p>1,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B</text:p>
          </table:table-cell>
          <table:table-cell office:value-type="float" office:value="832.210808706021" calcext:value-type="float">
            <text:p>832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57</text:p>
          </table:table-cell>
          <table:table-cell office:value-type="float" office:value="49.2632053507341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227" calcext:value-type="float">
            <text:p>227</text:p>
          </table:table-cell>
          <table:table-cell office:value-type="float" office:value="1605.8669003924" calcext:value-type="float">
            <text:p>1606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ier B</text:p>
          </table:table-cell>
          <table:table-cell office:value-type="float" office:value="9.16055853538187" calcext:value-type="float">
            <text:p>9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Delhi</text:p>
          </table:table-cell>
          <table:table-cell office:value-type="float" office:value="21" calcext:value-type="float">
            <text:p>21</text:p>
          </table:table-cell>
          <table:table-cell office:value-type="float" office:value="588" calcext:value-type="float">
            <text:p>588</text:p>
          </table:table-cell>
          <table:table-cell office:value-type="float" office:value="25" calcext:value-type="float">
            <text:p>25</text:p>
          </table:table-cell>
          <table:table-cell office:value-type="float" office:value="67.7796229870781" calcext:value-type="float">
            <text:p>68</text:p>
          </table:table-cell>
          <table:table-cell office:value-type="string" calcext:value-type="string">
            <text:p>Pending</text:p>
          </table:table-cell>
          <table:table-cell office:value-type="float" office:value="2.5111748302127" calcext:value-type="float">
            <text:p>2,5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482.191238602528" calcext:value-type="float">
            <text:p>482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58</text:p>
          </table:table-cell>
          <table:table-cell office:value-type="float" office:value="59.8415613772893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96" calcext:value-type="float">
            <text:p>896</text:p>
          </table:table-cell>
          <table:table-cell office:value-type="float" office:value="2021.1498103371" calcext:value-type="float">
            <text:p>2021</text:p>
          </table:table-cell>
          <table:table-cell office:value-type="string" calcext:value-type="string">
            <text:p>Non-bina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A</text:p>
          </table:table-cell>
          <table:table-cell office:value-type="float" office:value="4.93843856471209" calcext:value-type="float">
            <text:p>5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Delhi</text:p>
          </table:table-cell>
          <table:table-cell office:value-type="float" office:value="18" calcext:value-type="float">
            <text:p>18</text:p>
          </table:table-cell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office:value-type="float" office:value="65.0474150946914" calcext:value-type="float">
            <text:p>65</text:p>
          </table:table-cell>
          <table:table-cell office:value-type="string" calcext:value-type="string">
            <text:p>Fail</text:p>
          </table:table-cell>
          <table:table-cell office:value-type="float" office:value="1.73037471985919" calcext:value-type="float">
            <text:p>1,7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B</text:p>
          </table:table-cell>
          <table:table-cell office:value-type="float" office:value="110.364335231364" calcext:value-type="float">
            <text:p>110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59</text:p>
          </table:table-cell>
          <table:table-cell office:value-type="float" office:value="63.8283983477109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484" calcext:value-type="float">
            <text:p>484</text:p>
          </table:table-cell>
          <table:table-cell office:value-type="float" office:value="1061.61852301328" calcext:value-type="float">
            <text:p>1062</text:p>
          </table:table-cell>
          <table:table-cell office:value-type="string" calcext:value-type="string">
            <text:p>Non-binary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B</text:p>
          </table:table-cell>
          <table:table-cell office:value-type="float" office:value="7.29372259686772" calcext:value-type="float">
            <text:p>7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Kolkata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1.90076224351945" calcext:value-type="float">
            <text:p>2</text:p>
          </table:table-cell>
          <table:table-cell office:value-type="string" calcext:value-type="string">
            <text:p>Fail</text:p>
          </table:table-cell>
          <table:table-cell office:value-type="float" office:value="0.447194015463823" calcext:value-type="float">
            <text:p>0,4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A</text:p>
          </table:table-cell>
          <table:table-cell office:value-type="float" office:value="312.574273610093" calcext:value-type="float">
            <text:p>313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60</text:p>
          </table:table-cell>
          <table:table-cell office:value-type="float" office:value="17.028027920188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 office:value-type="float" office:value="8864.08434958643" calcext:value-type="float">
            <text:p>8864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C</text:p>
          </table:table-cell>
          <table:table-cell office:value-type="float" office:value="4.38136815810231" calcext:value-type="float">
            <text:p>4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Mumbai</text:p>
          </table:table-cell>
          <table:table-cell office:value-type="float" office:value="29" calcext:value-type="float">
            <text:p>29</text:p>
          </table:table-cell>
          <table:table-cell office:value-type="float" office:value="929" calcext:value-type="float">
            <text:p>929</text:p>
          </table:table-cell>
          <table:table-cell office:value-type="float" office:value="24" calcext:value-type="float">
            <text:p>24</text:p>
          </table:table-cell>
          <table:table-cell office:value-type="float" office:value="87.2130578151356" calcext:value-type="float">
            <text:p>87</text:p>
          </table:table-cell>
          <table:table-cell office:value-type="string" calcext:value-type="string">
            <text:p>Fail</text:p>
          </table:table-cell>
          <table:table-cell office:value-type="float" office:value="2.85309061664905" calcext:value-type="float">
            <text:p>2,9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430.169096975136" calcext:value-type="float">
            <text:p>430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61</text:p>
          </table:table-cell>
          <table:table-cell office:value-type="float" office:value="52.0287499032949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6885.58935089625" calcext:value-type="float">
            <text:p>6886</text:p>
          </table:table-cell>
          <table:table-cell office:value-type="string" calcext:value-type="string">
            <text:p>Unknown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C</text:p>
          </table:table-cell>
          <table:table-cell office:value-type="float" office:value="9.03034042252194" calcext:value-type="float">
            <text:p>9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Kolkata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78.7023939688789" calcext:value-type="float">
            <text:p>79</text:p>
          </table:table-cell>
          <table:table-cell office:value-type="string" calcext:value-type="string">
            <text:p>Fail</text:p>
          </table:table-cell>
          <table:table-cell office:value-type="float" office:value="4.36747053820505" calcext:value-type="float">
            <text:p>4,4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A</text:p>
          </table:table-cell>
          <table:table-cell office:value-type="float" office:value="164.366528243419" calcext:value-type="float">
            <text:p>164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62</text:p>
          </table:table-cell>
          <table:table-cell office:value-type="float" office:value="72.79635395558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70" calcext:value-type="float">
            <text:p>270</text:p>
          </table:table-cell>
          <table:table-cell office:value-type="float" office:value="3899.74683372922" calcext:value-type="float">
            <text:p>3900</text:p>
          </table:table-cell>
          <table:table-cell office:value-type="string" calcext:value-type="string">
            <text:p>Unknown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C</text:p>
          </table:table-cell>
          <table:table-cell office:value-type="float" office:value="7.29170138877677" calcext:value-type="float">
            <text:p>7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Mumbai</text:p>
          </table:table-cell>
          <table:table-cell office:value-type="float" office:value="13" calcext:value-type="float">
            <text:p>13</text:p>
          </table:table-cell>
          <table:table-cell office:value-type="float" office:value="751" calcext:value-type="float">
            <text:p>751</text:p>
          </table:table-cell>
          <table:table-cell office:value-type="float" office:value="14" calcext:value-type="float">
            <text:p>14</text:p>
          </table:table-cell>
          <table:table-cell office:value-type="float" office:value="21.0486427251686" calcext:value-type="float">
            <text:p>21</text:p>
          </table:table-cell>
          <table:table-cell office:value-type="string" calcext:value-type="string">
            <text:p>Pass</text:p>
          </table:table-cell>
          <table:table-cell office:value-type="float" office:value="1.87400140404437" calcext:value-type="float">
            <text:p>1,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C</text:p>
          </table:table-cell>
          <table:table-cell office:value-type="float" office:value="320.846515759111" calcext:value-type="float">
            <text:p>321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63</text:p>
          </table:table-cell>
          <table:table-cell office:value-type="float" office:value="13.0173767852878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46" calcext:value-type="float">
            <text:p>246</text:p>
          </table:table-cell>
          <table:table-cell office:value-type="float" office:value="4256.94914085022" calcext:value-type="float">
            <text:p>4257</text:p>
          </table:table-cell>
          <table:table-cell office:value-type="string" calcext:value-type="string">
            <text:p>Non-binary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 A</text:p>
          </table:table-cell>
          <table:table-cell office:value-type="float" office:value="2.45793352798733" calcext:value-type="float">
            <text:p>2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Bangalore</text:p>
          </table:table-cell>
          <table:table-cell office:value-type="float" office:value="18" calcext:value-type="float">
            <text:p>18</text:p>
          </table:table-cell>
          <table:table-cell office:value-type="float" office:value="736" calcext:value-type="float">
            <text:p>736</text:p>
          </table:table-cell>
          <table:table-cell office:value-type="float" office:value="10" calcext:value-type="float">
            <text:p>10</text:p>
          </table:table-cell>
          <table:table-cell office:value-type="float" office:value="20.0750039756304" calcext:value-type="float">
            <text:p>20</text:p>
          </table:table-cell>
          <table:table-cell office:value-type="string" calcext:value-type="string">
            <text:p>Pending</text:p>
          </table:table-cell>
          <table:table-cell office:value-type="float" office:value="3.63284329038213" calcext:value-type="float">
            <text:p>3,6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A</text:p>
          </table:table-cell>
          <table:table-cell office:value-type="float" office:value="687.286177866417" calcext:value-type="float">
            <text:p>687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64</text:p>
          </table:table-cell>
          <table:table-cell office:value-type="float" office:value="89.6340956081353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8458.73087836717" calcext:value-type="float">
            <text:p>8459</text:p>
          </table:table-cell>
          <table:table-cell office:value-type="string" calcext:value-type="string">
            <text:p>Female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er C</text:p>
          </table:table-cell>
          <table:table-cell office:value-type="float" office:value="4.58535346819465" calcext:value-type="float">
            <text:p>5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Delhi</text:p>
          </table:table-cell>
          <table:table-cell office:value-type="float" office:value="17" calcext:value-type="float">
            <text:p>1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8.69304242587728" calcext:value-type="float">
            <text:p>9</text:p>
          </table:table-cell>
          <table:table-cell office:value-type="string" calcext:value-type="string">
            <text:p>Fail</text:p>
          </table:table-cell>
          <table:table-cell office:value-type="float" office:value="0.159486314717514" calcext:value-type="float">
            <text:p>0,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C</text:p>
          </table:table-cell>
          <table:table-cell office:value-type="float" office:value="771.225084681157" calcext:value-type="float">
            <text:p>771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65</text:p>
          </table:table-cell>
          <table:table-cell office:value-type="float" office:value="33.6977172066431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457" calcext:value-type="float">
            <text:p>457</text:p>
          </table:table-cell>
          <table:table-cell office:value-type="float" office:value="8354.57968648199" calcext:value-type="float">
            <text:p>8355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C</text:p>
          </table:table-cell>
          <table:table-cell office:value-type="float" office:value="6.58054134788459" calcext:value-type="float">
            <text:p>7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Kolkata</text:p>
          </table:table-cell>
          <table:table-cell office:value-type="float" office:value="16" calcext:value-type="float">
            <text:p>16</text:p>
          </table:table-cell>
          <table:table-cell office:value-type="float" office:value="358" calcext:value-type="float">
            <text:p>358</text:p>
          </table:table-cell>
          <table:table-cell office:value-type="float" office:value="21" calcext:value-type="float">
            <text:p>21</text:p>
          </table:table-cell>
          <table:table-cell office:value-type="float" office:value="1.59722274305067" calcext:value-type="float">
            <text:p>2</text:p>
          </table:table-cell>
          <table:table-cell office:value-type="string" calcext:value-type="string">
            <text:p>Fail</text:p>
          </table:table-cell>
          <table:table-cell office:value-type="float" office:value="4.91109595484233" calcext:value-type="float">
            <text:p>4,9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C</text:p>
          </table:table-cell>
          <table:table-cell office:value-type="float" office:value="555.859103671743" calcext:value-type="float">
            <text:p>556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66</text:p>
          </table:table-cell>
          <table:table-cell office:value-type="float" office:value="26.034869773962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704" calcext:value-type="float">
            <text:p>704</text:p>
          </table:table-cell>
          <table:table-cell office:value-type="float" office:value="8367.72161802015" calcext:value-type="float">
            <text:p>8368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A</text:p>
          </table:table-cell>
          <table:table-cell office:value-type="float" office:value="2.21614272877136" calcext:value-type="float">
            <text:p>2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Kolkata</text:p>
          </table:table-cell>
          <table:table-cell office:value-type="float" office:value="24" calcext:value-type="float">
            <text:p>24</text:p>
          </table:table-cell>
          <table:table-cell office:value-type="float" office:value="867" calcext:value-type="float">
            <text:p>867</text:p>
          </table:table-cell>
          <table:table-cell office:value-type="float" office:value="28" calcext:value-type="float">
            <text:p>28</text:p>
          </table:table-cell>
          <table:table-cell office:value-type="float" office:value="42.0844367383099" calcext:value-type="float">
            <text:p>42</text:p>
          </table:table-cell>
          <table:table-cell office:value-type="string" calcext:value-type="string">
            <text:p>Fail</text:p>
          </table:table-cell>
          <table:table-cell office:value-type="float" office:value="3.44806328834026" calcext:value-type="float">
            <text:p>3,4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A</text:p>
          </table:table-cell>
          <table:table-cell office:value-type="float" office:value="393.843348578427" calcext:value-type="float">
            <text:p>394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67</text:p>
          </table:table-cell>
          <table:table-cell office:value-type="float" office:value="87.755432354001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9473.79803250833" calcext:value-type="float">
            <text:p>9474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er C</text:p>
          </table:table-cell>
          <table:table-cell office:value-type="float" office:value="9.14781154471063" calcext:value-type="float">
            <text:p>9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Mumbai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office:value-type="float" office:value="7.05787614697823" calcext:value-type="float">
            <text:p>7</text:p>
          </table:table-cell>
          <table:table-cell office:value-type="string" calcext:value-type="string">
            <text:p>Pass</text:p>
          </table:table-cell>
          <table:table-cell office:value-type="float" office:value="0.131955444311814" calcext:value-type="float">
            <text:p>0,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C</text:p>
          </table:table-cell>
          <table:table-cell office:value-type="float" office:value="169.271801384786" calcext:value-type="float">
            <text:p>169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68</text:p>
          </table:table-cell>
          <table:table-cell office:value-type="float" office:value="37.9318123827903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63" calcext:value-type="float">
            <text:p>163</text:p>
          </table:table-cell>
          <table:table-cell office:value-type="float" office:value="3550.21843278099" calcext:value-type="float">
            <text:p>3550</text:p>
          </table:table-cell>
          <table:table-cell office:value-type="string" calcext:value-type="string">
            <text:p>Non-binar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B</text:p>
          </table:table-cell>
          <table:table-cell office:value-type="float" office:value="1.19425186488499" calcext:value-type="float">
            <text:p>1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Bangalore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18" calcext:value-type="float">
            <text:p>18</text:p>
          </table:table-cell>
          <table:table-cell office:value-type="float" office:value="97.1135815634622" calcext:value-type="float">
            <text:p>97</text:p>
          </table:table-cell>
          <table:table-cell office:value-type="string" calcext:value-type="string">
            <text:p>Fail</text:p>
          </table:table-cell>
          <table:table-cell office:value-type="float" office:value="1.98346787217418" calcext:value-type="float">
            <text:p>2,0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299.706303118103" calcext:value-type="float">
            <text:p>300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69</text:p>
          </table:table-cell>
          <table:table-cell office:value-type="float" office:value="54.8655285170697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511" calcext:value-type="float">
            <text:p>511</text:p>
          </table:table-cell>
          <table:table-cell office:value-type="float" office:value="1752.38108748412" calcext:value-type="float">
            <text:p>1752</text:p>
          </table:table-cell>
          <table:table-cell office:value-type="string" calcext:value-type="string">
            <text:p>Non-binary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er B</text:p>
          </table:table-cell>
          <table:table-cell office:value-type="float" office:value="9.70528679012034" calcext:value-type="float">
            <text:p>10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Kolkata</text:p>
          </table:table-cell>
          <table:table-cell office:value-type="float" office:value="9" calcext:value-type="float">
            <text:p>9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 office:value-type="float" office:value="77.6277658127481" calcext:value-type="float">
            <text:p>78</text:p>
          </table:table-cell>
          <table:table-cell office:value-type="string" calcext:value-type="string">
            <text:p>Pending</text:p>
          </table:table-cell>
          <table:table-cell office:value-type="float" office:value="1.3623879886491" calcext:value-type="float">
            <text:p>1,4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A</text:p>
          </table:table-cell>
          <table:table-cell office:value-type="float" office:value="207.663206208575" calcext:value-type="float">
            <text:p>208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70</text:p>
          </table:table-cell>
          <table:table-cell office:value-type="float" office:value="47.9145418240587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7014.88798720338" calcext:value-type="float">
            <text:p>7015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 B</text:p>
          </table:table-cell>
          <table:table-cell office:value-type="float" office:value="6.31571775460072" calcext:value-type="float">
            <text:p>6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Bangalore</text:p>
          </table:table-cell>
          <table:table-cell office:value-type="float" office:value="22" calcext:value-type="float">
            <text:p>22</text:p>
          </table:table-cell>
          <table:table-cell office:value-type="float" office:value="775" calcext:value-type="float">
            <text:p>775</text:p>
          </table:table-cell>
          <table:table-cell office:value-type="float" office:value="16" calcext:value-type="float">
            <text:p>16</text:p>
          </table:table-cell>
          <table:table-cell office:value-type="float" office:value="11.4407818237612" calcext:value-type="float">
            <text:p>11</text:p>
          </table:table-cell>
          <table:table-cell office:value-type="string" calcext:value-type="string">
            <text:p>Pass</text:p>
          </table:table-cell>
          <table:table-cell office:value-type="float" office:value="1.83057559861223" calcext:value-type="float">
            <text:p>1,8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C</text:p>
          </table:table-cell>
          <table:table-cell office:value-type="float" office:value="183.272898748711" calcext:value-type="float">
            <text:p>183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71</text:p>
          </table:table-cell>
          <table:table-cell office:value-type="float" office:value="6.3815331627479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37" calcext:value-type="float">
            <text:p>637</text:p>
          </table:table-cell>
          <table:table-cell office:value-type="float" office:value="8180.33708542544" calcext:value-type="float">
            <text:p>8180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er A</text:p>
          </table:table-cell>
          <table:table-cell office:value-type="float" office:value="9.22819031705251" calcext:value-type="float">
            <text:p>9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Bangalore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float" office:value="30.6616774778595" calcext:value-type="float">
            <text:p>31</text:p>
          </table:table-cell>
          <table:table-cell office:value-type="string" calcext:value-type="string">
            <text:p>Pending</text:p>
          </table:table-cell>
          <table:table-cell office:value-type="float" office:value="2.07875060787496" calcext:value-type="float">
            <text:p>2,1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A</text:p>
          </table:table-cell>
          <table:table-cell office:value-type="float" office:value="405.167067888855" calcext:value-type="float">
            <text:p>405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72</text:p>
          </table:table-cell>
          <table:table-cell office:value-type="float" office:value="90.204427520528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78" calcext:value-type="float">
            <text:p>478</text:p>
          </table:table-cell>
          <table:table-cell office:value-type="float" office:value="2633.12198131225" calcext:value-type="float">
            <text:p>2633</text:p>
          </table:table-cell>
          <table:table-cell office:value-type="string" calcext:value-type="string">
            <text:p>Non-binary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er A</text:p>
          </table:table-cell>
          <table:table-cell office:value-type="float" office:value="6.59961415968954" calcext:value-type="float">
            <text:p>7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Bangalore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55.7604928952442" calcext:value-type="float">
            <text:p>56</text:p>
          </table:table-cell>
          <table:table-cell office:value-type="string" calcext:value-type="string">
            <text:p>Pending</text:p>
          </table:table-cell>
          <table:table-cell office:value-type="float" office:value="3.2133296074383" calcext:value-type="float">
            <text:p>3,2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B</text:p>
          </table:table-cell>
          <table:table-cell office:value-type="float" office:value="677.944569846183" calcext:value-type="float">
            <text:p>678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73</text:p>
          </table:table-cell>
          <table:table-cell office:value-type="float" office:value="83.8510176813046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375" calcext:value-type="float">
            <text:p>375</text:p>
          </table:table-cell>
          <table:table-cell office:value-type="float" office:value="7910.88691614068" calcext:value-type="float">
            <text:p>7911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rier B</text:p>
          </table:table-cell>
          <table:table-cell office:value-type="float" office:value="1.51293683691607" calcext:value-type="float">
            <text:p>2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Chennai</text:p>
          </table:table-cell>
          <table:table-cell office:value-type="float" office:value="13" calcext:value-type="float">
            <text:p>13</text:p>
          </table:table-cell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  <table:table-cell office:value-type="float" office:value="46.8702387976171" calcext:value-type="float">
            <text:p>47</text:p>
          </table:table-cell>
          <table:table-cell office:value-type="string" calcext:value-type="string">
            <text:p>Fail</text:p>
          </table:table-cell>
          <table:table-cell office:value-type="float" office:value="4.6205460645137" calcext:value-type="float">
            <text:p>4,6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A</text:p>
          </table:table-cell>
          <table:table-cell office:value-type="float" office:value="866.472800129657" calcext:value-type="float">
            <text:p>866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74</text:p>
          </table:table-cell>
          <table:table-cell office:value-type="float" office:value="3.17001141356615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904" calcext:value-type="float">
            <text:p>904</text:p>
          </table:table-cell>
          <table:table-cell office:value-type="float" office:value="5709.94529596928" calcext:value-type="float">
            <text:p>5710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rier A</text:p>
          </table:table-cell>
          <table:table-cell office:value-type="float" office:value="5.23765465003744" calcext:value-type="float">
            <text:p>5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Delhi</text:p>
          </table:table-cell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 office:value-type="float" office:value="9" calcext:value-type="float">
            <text:p>9</text:p>
          </table:table-cell>
          <table:table-cell office:value-type="float" office:value="80.5808521564478" calcext:value-type="float">
            <text:p>81</text:p>
          </table:table-cell>
          <table:table-cell office:value-type="string" calcext:value-type="string">
            <text:p>Fail</text:p>
          </table:table-cell>
          <table:table-cell office:value-type="float" office:value="0.396612724109935" calcext:value-type="float">
            <text:p>0,4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341.552656783223" calcext:value-type="float">
            <text:p>342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75</text:p>
          </table:table-cell>
          <table:table-cell office:value-type="float" office:value="92.9968842339706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1889.07358977933" calcext:value-type="float">
            <text:p>1889</text:p>
          </table:table-cell>
          <table:table-cell office:value-type="string" calcext:value-type="string">
            <text:p>Non-binar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rier C</text:p>
          </table:table-cell>
          <table:table-cell office:value-type="float" office:value="2.47389776104546" calcext:value-type="float">
            <text:p>2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Chennai</text:p>
          </table:table-cell>
          <table:table-cell office:value-type="float" office:value="25" calcext:value-type="float">
            <text:p>25</text:p>
          </table:table-cell>
          <table:table-cell office:value-type="float" office:value="759" calcext:value-type="float">
            <text:p>759</text:p>
          </table:table-cell>
          <table:table-cell office:value-type="float" office:value="11" calcext:value-type="float">
            <text:p>11</text:p>
          </table:table-cell>
          <table:table-cell office:value-type="float" office:value="48.0647826400065" calcext:value-type="float">
            <text:p>48</text:p>
          </table:table-cell>
          <table:table-cell office:value-type="string" calcext:value-type="string">
            <text:p>Pass</text:p>
          </table:table-cell>
          <table:table-cell office:value-type="float" office:value="2.03006908866875" calcext:value-type="float">
            <text:p>2,0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C</text:p>
          </table:table-cell>
          <table:table-cell office:value-type="float" office:value="873.129648017651" calcext:value-type="float">
            <text:p>873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76</text:p>
          </table:table-cell>
          <table:table-cell office:value-type="float" office:value="69.1087995474303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241" calcext:value-type="float">
            <text:p>241</text:p>
          </table:table-cell>
          <table:table-cell office:value-type="float" office:value="5328.37598429775" calcext:value-type="float">
            <text:p>5328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rier A</text:p>
          </table:table-cell>
          <table:table-cell office:value-type="float" office:value="7.05453833683692" calcext:value-type="float">
            <text:p>7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Bangalore</text:p>
          </table:table-cell>
          <table:table-cell office:value-type="float" office:value="25" calcext:value-type="float">
            <text:p>25</text:p>
          </table:table-cell>
          <table:table-cell office:value-type="float" office:value="985" calcext:value-type="float">
            <text:p>985</text:p>
          </table:table-cell>
          <table:table-cell office:value-type="float" office:value="24" calcext:value-type="float">
            <text:p>24</text:p>
          </table:table-cell>
          <table:table-cell office:value-type="float" office:value="64.3235977956002" calcext:value-type="float">
            <text:p>64</text:p>
          </table:table-cell>
          <table:table-cell office:value-type="string" calcext:value-type="string">
            <text:p>Pending</text:p>
          </table:table-cell>
          <table:table-cell office:value-type="float" office:value="2.18003745158221" calcext:value-type="float">
            <text:p>2,2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997.413450133194" calcext:value-type="float">
            <text:p>997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77</text:p>
          </table:table-cell>
          <table:table-cell office:value-type="float" office:value="57.4497429589714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359" calcext:value-type="float">
            <text:p>359</text:p>
          </table:table-cell>
          <table:table-cell office:value-type="float" office:value="2483.76017754279" calcext:value-type="float">
            <text:p>2484</text:p>
          </table:table-cell>
          <table:table-cell office:value-type="string" calcext:value-type="string">
            <text:p>Unknown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 B</text:p>
          </table:table-cell>
          <table:table-cell office:value-type="float" office:value="6.78094662561789" calcext:value-type="float">
            <text:p>7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Kolkata</text:p>
          </table:table-cell>
          <table:table-cell office:value-type="float" office:value="26" calcext:value-type="float">
            <text:p>26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42.9524447489918" calcext:value-type="float">
            <text:p>43</text:p>
          </table:table-cell>
          <table:table-cell office:value-type="string" calcext:value-type="string">
            <text:p>Pass</text:p>
          </table:table-cell>
          <table:table-cell office:value-type="float" office:value="3.05514181830754" calcext:value-type="float">
            <text:p>3,1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B</text:p>
          </table:table-cell>
          <table:table-cell office:value-type="float" office:value="852.56809891985" calcext:value-type="float">
            <text:p>853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78</text:p>
          </table:table-cell>
          <table:table-cell office:value-type="float" office:value="6.30688317611191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946" calcext:value-type="float">
            <text:p>946</text:p>
          </table:table-cell>
          <table:table-cell office:value-type="float" office:value="1292.45841793775" calcext:value-type="float">
            <text:p>1292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rier B</text:p>
          </table:table-cell>
          <table:table-cell office:value-type="float" office:value="8.46704977086199" calcext:value-type="float">
            <text:p>8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Mumbai</text:p>
          </table:table-cell>
          <table:table-cell office:value-type="float" office:value="25" calcext:value-type="float">
            <text:p>25</text:p>
          </table:table-cell>
          <table:table-cell office:value-type="float" office:value="858" calcext:value-type="float">
            <text:p>858</text:p>
          </table:table-cell>
          <table:table-cell office:value-type="float" office:value="21" calcext:value-type="float">
            <text:p>21</text:p>
          </table:table-cell>
          <table:table-cell office:value-type="float" office:value="71.1265147204033" calcext:value-type="float">
            <text:p>71</text:p>
          </table:table-cell>
          <table:table-cell office:value-type="string" calcext:value-type="string">
            <text:p>Pending</text:p>
          </table:table-cell>
          <table:table-cell office:value-type="float" office:value="4.09688133247045" calcext:value-type="float">
            <text:p>4,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C</text:p>
          </table:table-cell>
          <table:table-cell office:value-type="float" office:value="323.592203431322" calcext:value-type="float">
            <text:p>324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79</text:p>
          </table:table-cell>
          <table:table-cell office:value-type="float" office:value="57.0570312211032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98" calcext:value-type="float">
            <text:p>198</text:p>
          </table:table-cell>
          <table:table-cell office:value-type="float" office:value="7888.72326842708" calcext:value-type="float">
            <text:p>7889</text:p>
          </table:table-cell>
          <table:table-cell office:value-type="string" calcext:value-type="string">
            <text:p>Non-binary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ier B</text:p>
          </table:table-cell>
          <table:table-cell office:value-type="float" office:value="6.49632536429504" calcext:value-type="float">
            <text:p>6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Bangalore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office:value-type="float" office:value="57.8709029240362" calcext:value-type="float">
            <text:p>58</text:p>
          </table:table-cell>
          <table:table-cell office:value-type="string" calcext:value-type="string">
            <text:p>Pending</text:p>
          </table:table-cell>
          <table:table-cell office:value-type="float" office:value="0.165871627480608" calcext:value-type="float">
            <text:p>0,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C</text:p>
          </table:table-cell>
          <table:table-cell office:value-type="float" office:value="351.504219335038" calcext:value-type="float">
            <text:p>352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80</text:p>
          </table:table-cell>
          <table:table-cell office:value-type="float" office:value="91.1283183504443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872" calcext:value-type="float">
            <text:p>872</text:p>
          </table:table-cell>
          <table:table-cell office:value-type="float" office:value="8651.67268298206" calcext:value-type="float">
            <text:p>8652</text:p>
          </table:table-cell>
          <table:table-cell office:value-type="string" calcext:value-type="string">
            <text:p>Unknown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rier C</text:p>
          </table:table-cell>
          <table:table-cell office:value-type="float" office:value="2.83318467941897" calcext:value-type="float">
            <text:p>3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Chennai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76.96122802382" calcext:value-type="float">
            <text:p>77</text:p>
          </table:table-cell>
          <table:table-cell office:value-type="string" calcext:value-type="string">
            <text:p>Fail</text:p>
          </table:table-cell>
          <table:table-cell office:value-type="float" office:value="2.84966219850533" calcext:value-type="float">
            <text:p>2,8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B</text:p>
          </table:table-cell>
          <table:table-cell office:value-type="float" office:value="787.779850494344" calcext:value-type="float">
            <text:p>788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81</text:p>
          </table:table-cell>
          <table:table-cell office:value-type="float" office:value="72.8192069303182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774" calcext:value-type="float">
            <text:p>774</text:p>
          </table:table-cell>
          <table:table-cell office:value-type="float" office:value="4384.41340004586" calcext:value-type="float">
            <text:p>4384</text:p>
          </table:table-cell>
          <table:table-cell office:value-type="string" calcext:value-type="string">
            <text:p>Unknown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rier B</text:p>
          </table:table-cell>
          <table:table-cell office:value-type="float" office:value="4.06627750151204" calcext:value-type="float">
            <text:p>4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Delhi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19.7895929419036" calcext:value-type="float">
            <text:p>20</text:p>
          </table:table-cell>
          <table:table-cell office:value-type="string" calcext:value-type="string">
            <text:p>Pending</text:p>
          </table:table-cell>
          <table:table-cell office:value-type="float" office:value="2.54754712154871" calcext:value-type="float">
            <text:p>2,5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B</text:p>
          </table:table-cell>
          <table:table-cell office:value-type="float" office:value="276.778335946798" calcext:value-type="float">
            <text:p>277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82</text:p>
          </table:table-cell>
          <table:table-cell office:value-type="float" office:value="17.0349307394679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36" calcext:value-type="float">
            <text:p>336</text:p>
          </table:table-cell>
          <table:table-cell office:value-type="float" office:value="2943.38186760945" calcext:value-type="float">
            <text:p>2943</text:p>
          </table:table-cell>
          <table:table-cell office:value-type="string" calcext:value-type="string">
            <text:p>Unknown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ier A</text:p>
          </table:table-cell>
          <table:table-cell office:value-type="float" office:value="4.70818187354193" calcext:value-type="float">
            <text:p>5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Mumbai</text:p>
          </table:table-cell>
          <table:table-cell office:value-type="float" office:value="6" calcext:value-type="float">
            <text:p>6</text:p>
          </table:table-cell>
          <table:table-cell office:value-type="float" office:value="955" calcext:value-type="float">
            <text:p>955</text:p>
          </table:table-cell>
          <table:table-cell office:value-type="float" office:value="26" calcext:value-type="float">
            <text:p>26</text:p>
          </table:table-cell>
          <table:table-cell office:value-type="float" office:value="4.46527843494324" calcext:value-type="float">
            <text:p>4</text:p>
          </table:table-cell>
          <table:table-cell office:value-type="string" calcext:value-type="string">
            <text:p>Pending</text:p>
          </table:table-cell>
          <table:table-cell office:value-type="float" office:value="4.13787704862235" calcext:value-type="float">
            <text:p>4,1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C</text:p>
          </table:table-cell>
          <table:table-cell office:value-type="float" office:value="589.97855562804" calcext:value-type="float">
            <text:p>590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83</text:p>
          </table:table-cell>
          <table:table-cell office:value-type="float" office:value="68.9112462116063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663" calcext:value-type="float">
            <text:p>663</text:p>
          </table:table-cell>
          <table:table-cell office:value-type="float" office:value="2411.75463211049" calcext:value-type="float">
            <text:p>2412</text:p>
          </table:table-cell>
          <table:table-cell office:value-type="string" calcext:value-type="string">
            <text:p>Unknown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B</text:p>
          </table:table-cell>
          <table:table-cell office:value-type="float" office:value="4.94983957799694" calcext:value-type="float">
            <text:p>5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Bangalore</text:p>
          </table:table-cell>
          <table:table-cell office:value-type="float" office:value="20" calcext:value-type="float">
            <text:p>20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97.730593800533" calcext:value-type="float">
            <text:p>98</text:p>
          </table:table-cell>
          <table:table-cell office:value-type="string" calcext:value-type="string">
            <text:p>Fail</text:p>
          </table:table-cell>
          <table:table-cell office:value-type="float" office:value="0.773006134067247" calcext:value-type="float">
            <text:p>0,8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A</text:p>
          </table:table-cell>
          <table:table-cell office:value-type="float" office:value="682.971018226093" calcext:value-type="float">
            <text:p>683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84</text:p>
          </table:table-cell>
          <table:table-cell office:value-type="float" office:value="89.1043672921022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618" calcext:value-type="float">
            <text:p>618</text:p>
          </table:table-cell>
          <table:table-cell office:value-type="float" office:value="2048.29009984871" calcext:value-type="float">
            <text:p>2048</text:p>
          </table:table-cell>
          <table:table-cell office:value-type="string" calcext:value-type="string">
            <text:p>Unknown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rier A</text:p>
          </table:table-cell>
          <table:table-cell office:value-type="float" office:value="8.38161562492263" calcext:value-type="float">
            <text:p>8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Chennai</text:p>
          </table:table-cell>
          <table:table-cell office:value-type="float" office:value="24" calcext:value-type="float">
            <text:p>24</text:p>
          </table:table-cell>
          <table:table-cell office:value-type="float" office:value="589" calcext:value-type="float">
            <text:p>589</text:p>
          </table:table-cell>
          <table:table-cell office:value-type="float" office:value="22" calcext:value-type="float">
            <text:p>22</text:p>
          </table:table-cell>
          <table:table-cell office:value-type="float" office:value="33.808636513209" calcext:value-type="float">
            <text:p>34</text:p>
          </table:table-cell>
          <table:table-cell office:value-type="string" calcext:value-type="string">
            <text:p>Pass</text:p>
          </table:table-cell>
          <table:table-cell office:value-type="float" office:value="4.84345657711804" calcext:value-type="float">
            <text:p>4,8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B</text:p>
          </table:table-cell>
          <table:table-cell office:value-type="float" office:value="465.457005963687" calcext:value-type="float">
            <text:p>465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85</text:p>
          </table:table-cell>
          <table:table-cell office:value-type="float" office:value="76.9629944151938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8684.61305925385" calcext:value-type="float">
            <text:p>8685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rier C</text:p>
          </table:table-cell>
          <table:table-cell office:value-type="float" office:value="8.24916870487172" calcext:value-type="float">
            <text:p>8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Chennai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69.9293455186723" calcext:value-type="float">
            <text:p>70</text:p>
          </table:table-cell>
          <table:table-cell office:value-type="string" calcext:value-type="string">
            <text:p>Fail</text:p>
          </table:table-cell>
          <table:table-cell office:value-type="float" office:value="1.37442899974575" calcext:value-type="float">
            <text:p>1,4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B</text:p>
          </table:table-cell>
          <table:table-cell office:value-type="float" office:value="842.686830004641" calcext:value-type="float">
            <text:p>843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86</text:p>
          </table:table-cell>
          <table:table-cell office:value-type="float" office:value="19.9981769404042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1229.59102856498" calcext:value-type="float">
            <text:p>1230</text:p>
          </table:table-cell>
          <table:table-cell office:value-type="string" calcext:value-type="string">
            <text:p>Unknown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er B</text:p>
          </table:table-cell>
          <table:table-cell office:value-type="float" office:value="1.45430531015355" calcext:value-type="float">
            <text:p>1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Mumbai</text:p>
          </table:table-cell>
          <table:table-cell office:value-type="float" office:value="4" calcext:value-type="float">
            <text:p>4</text:p>
          </table:table-cell>
          <table:table-cell office:value-type="float" office:value="569" calcext:value-type="float">
            <text:p>569</text:p>
          </table:table-cell>
          <table:table-cell office:value-type="float" office:value="18" calcext:value-type="float">
            <text:p>18</text:p>
          </table:table-cell>
          <table:table-cell office:value-type="float" office:value="74.6089699951946" calcext:value-type="float">
            <text:p>75</text:p>
          </table:table-cell>
          <table:table-cell office:value-type="string" calcext:value-type="string">
            <text:p>Pass</text:p>
          </table:table-cell>
          <table:table-cell office:value-type="float" office:value="2.05151293076624" calcext:value-type="float">
            <text:p>2,1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264.254889835866" calcext:value-type="float">
            <text:p>264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87</text:p>
          </table:table-cell>
          <table:table-cell office:value-type="float" office:value="80.4140366503557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5133.84670108669" calcext:value-type="float">
            <text:p>5134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rier A</text:p>
          </table:table-cell>
          <table:table-cell office:value-type="float" office:value="6.57580379754853" calcext:value-type="float">
            <text:p>7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Chennai</text:p>
          </table:table-cell>
          <table:table-cell office:value-type="float" office:value="27" calcext:value-type="float">
            <text:p>27</text:p>
          </table:table-cell>
          <table:table-cell office:value-type="float" office:value="523" calcext:value-type="float">
            <text:p>523</text:p>
          </table:table-cell>
          <table:table-cell office:value-type="float" office:value="17" calcext:value-type="float">
            <text:p>17</text:p>
          </table:table-cell>
          <table:table-cell office:value-type="float" office:value="28.6969968241431" calcext:value-type="float">
            <text:p>29</text:p>
          </table:table-cell>
          <table:table-cell office:value-type="string" calcext:value-type="string">
            <text:p>Fail</text:p>
          </table:table-cell>
          <table:table-cell office:value-type="float" office:value="3.69373778783927" calcext:value-type="float">
            <text:p>3,7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B</text:p>
          </table:table-cell>
          <table:table-cell office:value-type="float" office:value="879.359217734924" calcext:value-type="float">
            <text:p>879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88</text:p>
          </table:table-cell>
          <table:table-cell office:value-type="float" office:value="75.27040697572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737" calcext:value-type="float">
            <text:p>737</text:p>
          </table:table-cell>
          <table:table-cell office:value-type="float" office:value="9444.74203306298" calcext:value-type="float">
            <text:p>9445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A</text:p>
          </table:table-cell>
          <table:table-cell office:value-type="float" office:value="3.80125313293107" calcext:value-type="float">
            <text:p>4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Mumbai</text:p>
          </table:table-cell>
          <table:table-cell office:value-type="float" office:value="21" calcext:value-type="float">
            <text:p>21</text:p>
          </table:table-cell>
          <table:table-cell office:value-type="float" office:value="953" calcext:value-type="float">
            <text:p>953</text:p>
          </table:table-cell>
          <table:table-cell office:value-type="float" office:value="11" calcext:value-type="float">
            <text:p>11</text:p>
          </table:table-cell>
          <table:table-cell office:value-type="float" office:value="68.1849190570411" calcext:value-type="float">
            <text:p>68</text:p>
          </table:table-cell>
          <table:table-cell office:value-type="string" calcext:value-type="string">
            <text:p>Pending</text:p>
          </table:table-cell>
          <table:table-cell office:value-type="float" office:value="0.722204401882931" calcext:value-type="float">
            <text:p>0,7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oute A</text:p>
          </table:table-cell>
          <table:table-cell office:value-type="float" office:value="103.916247960704" calcext:value-type="float">
            <text:p>104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89</text:p>
          </table:table-cell>
          <table:table-cell office:value-type="float" office:value="97.7600855819386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5924.68256685323" calcext:value-type="float">
            <text:p>5925</text:p>
          </table:table-cell>
          <table:table-cell office:value-type="string" calcext:value-type="string">
            <text:p>Unknow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B</text:p>
          </table:table-cell>
          <table:table-cell office:value-type="float" office:value="9.92981624527725" calcext:value-type="float">
            <text:p>10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Kolkata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46.6038733816444" calcext:value-type="float">
            <text:p>47</text:p>
          </table:table-cell>
          <table:table-cell office:value-type="string" calcext:value-type="string">
            <text:p>Pending</text:p>
          </table:table-cell>
          <table:table-cell office:value-type="float" office:value="1.90766573395907" calcext:value-type="float">
            <text:p>1,9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B</text:p>
          </table:table-cell>
          <table:table-cell office:value-type="float" office:value="517.49997392906" calcext:value-type="float">
            <text:p>517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90</text:p>
          </table:table-cell>
          <table:table-cell office:value-type="float" office:value="13.8819135013591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320" calcext:value-type="float">
            <text:p>320</text:p>
          </table:table-cell>
          <table:table-cell office:value-type="float" office:value="9592.63357028031" calcext:value-type="float">
            <text:p>9593</text:p>
          </table:table-cell>
          <table:table-cell office:value-type="string" calcext:value-type="string">
            <text:p>Non-binary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B</text:p>
          </table:table-cell>
          <table:table-cell office:value-type="float" office:value="7.67443070811269" calcext:value-type="float">
            <text:p>8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Bangalore</text:p>
          </table:table-cell>
          <table:table-cell office:value-type="float" office:value="8" calcext:value-type="float">
            <text:p>8</text:p>
          </table:table-cell>
          <table:table-cell office:value-type="float" office:value="585" calcext:value-type="float">
            <text:p>585</text:p>
          </table:table-cell>
          <table:table-cell office:value-type="float" office:value="8" calcext:value-type="float">
            <text:p>8</text:p>
          </table:table-cell>
          <table:table-cell office:value-type="float" office:value="85.6759633357979" calcext:value-type="float">
            <text:p>86</text:p>
          </table:table-cell>
          <table:table-cell office:value-type="string" calcext:value-type="string">
            <text:p>Pass</text:p>
          </table:table-cell>
          <table:table-cell office:value-type="float" office:value="1.21938222440138" calcext:value-type="float">
            <text:p>1,2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B</text:p>
          </table:table-cell>
          <table:table-cell office:value-type="float" office:value="990.078472505811" calcext:value-type="float">
            <text:p>990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91</text:p>
          </table:table-cell>
          <table:table-cell office:value-type="float" office:value="62.1119654639617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916" calcext:value-type="float">
            <text:p>916</text:p>
          </table:table-cell>
          <table:table-cell office:value-type="float" office:value="1935.20679350759" calcext:value-type="float">
            <text:p>1935</text:p>
          </table:table-cell>
          <table:table-cell office:value-type="string" calcext:value-type="string">
            <text:p>Male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B</text:p>
          </table:table-cell>
          <table:table-cell office:value-type="float" office:value="7.47151408440114" calcext:value-type="float">
            <text:p>7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Delhi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float" office:value="39.7728825023399" calcext:value-type="float">
            <text:p>40</text:p>
          </table:table-cell>
          <table:table-cell office:value-type="string" calcext:value-type="string">
            <text:p>Pending</text:p>
          </table:table-cell>
          <table:table-cell office:value-type="float" office:value="0.626001858209394" calcext:value-type="float">
            <text:p>0,6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B</text:p>
          </table:table-cell>
          <table:table-cell office:value-type="float" office:value="996.778314950623" calcext:value-type="float">
            <text:p>997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92</text:p>
          </table:table-cell>
          <table:table-cell office:value-type="float" office:value="47.7142330758202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276" calcext:value-type="float">
            <text:p>276</text:p>
          </table:table-cell>
          <table:table-cell office:value-type="float" office:value="2100.12975462593" calcext:value-type="float">
            <text:p>2100</text:p>
          </table:table-cell>
          <table:table-cell office:value-type="string" calcext:value-type="string">
            <text:p>Male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rier B</text:p>
          </table:table-cell>
          <table:table-cell office:value-type="float" office:value="4.4695000261236" calcext:value-type="float">
            <text:p>4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Mumbai</text:p>
          </table:table-cell>
          <table:table-cell office:value-type="float" office:value="4" calcext:value-type="float">
            <text:p>4</text:p>
          </table:table-cell>
          <table:table-cell office:value-type="float" office:value="671" calcext:value-type="float">
            <text:p>671</text:p>
          </table:table-cell>
          <table:table-cell office:value-type="float" office:value="29" calcext:value-type="float">
            <text:p>29</text:p>
          </table:table-cell>
          <table:table-cell office:value-type="float" office:value="62.6126903956143" calcext:value-type="float">
            <text:p>63</text:p>
          </table:table-cell>
          <table:table-cell office:value-type="string" calcext:value-type="string">
            <text:p>Pass</text:p>
          </table:table-cell>
          <table:table-cell office:value-type="float" office:value="0.333431825224739" calcext:value-type="float">
            <text:p>0,3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B</text:p>
          </table:table-cell>
          <table:table-cell office:value-type="float" office:value="230.092782536762" calcext:value-type="float">
            <text:p>230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93</text:p>
          </table:table-cell>
          <table:table-cell office:value-type="float" office:value="69.2908310029054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4531.4021336919" calcext:value-type="float">
            <text:p>4531</text:p>
          </table:table-cell>
          <table:table-cell office:value-type="string" calcext:value-type="string">
            <text:p>Unknown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ier C</text:p>
          </table:table-cell>
          <table:table-cell office:value-type="float" office:value="7.00643205900439" calcext:value-type="float">
            <text:p>7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Chennai</text:p>
          </table:table-cell>
          <table:table-cell office:value-type="float" office:value="21" calcext:value-type="float">
            <text:p>21</text:p>
          </table:table-cell>
          <table:table-cell office:value-type="float" office:value="824" calcext:value-type="float">
            <text:p>824</text:p>
          </table:table-cell>
          <table:table-cell office:value-type="float" office:value="20" calcext:value-type="float">
            <text:p>20</text:p>
          </table:table-cell>
          <table:table-cell office:value-type="float" office:value="35.6336523433438" calcext:value-type="float">
            <text:p>36</text:p>
          </table:table-cell>
          <table:table-cell office:value-type="string" calcext:value-type="string">
            <text:p>Fail</text:p>
          </table:table-cell>
          <table:table-cell office:value-type="float" office:value="4.16578179542414" calcext:value-type="float">
            <text:p>4,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A</text:p>
          </table:table-cell>
          <table:table-cell office:value-type="float" office:value="823.523845888155" calcext:value-type="float">
            <text:p>824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94</text:p>
          </table:table-cell>
          <table:table-cell office:value-type="float" office:value="3.03768872463141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987" calcext:value-type="float">
            <text:p>987</text:p>
          </table:table-cell>
          <table:table-cell office:value-type="float" office:value="7888.35654666187" calcext:value-type="float">
            <text:p>7888</text:p>
          </table:table-cell>
          <table:table-cell office:value-type="string" calcext:value-type="string">
            <text:p>Unknown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er B</text:p>
          </table:table-cell>
          <table:table-cell office:value-type="float" office:value="6.94294594203258" calcext:value-type="float">
            <text:p>7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Delhi</text:p>
          </table:table-cell>
          <table:table-cell office:value-type="float" office:value="12" calcext:value-type="float">
            <text:p>12</text:p>
          </table:table-cell>
          <table:table-cell office:value-type="float" office:value="908" calcext:value-type="float">
            <text:p>908</text:p>
          </table:table-cell>
          <table:table-cell office:value-type="float" office:value="14" calcext:value-type="float">
            <text:p>14</text:p>
          </table:table-cell>
          <table:table-cell office:value-type="float" office:value="60.3873786148621" calcext:value-type="float">
            <text:p>60</text:p>
          </table:table-cell>
          <table:table-cell office:value-type="string" calcext:value-type="string">
            <text:p>Pass</text:p>
          </table:table-cell>
          <table:table-cell office:value-type="float" office:value="1.46360749847277" calcext:value-type="float">
            <text:p>1,5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B</text:p>
          </table:table-cell>
          <table:table-cell office:value-type="float" office:value="846.665256986694" calcext:value-type="float">
            <text:p>847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95</text:p>
          </table:table-cell>
          <table:table-cell office:value-type="float" office:value="77.9039272194477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672" calcext:value-type="float">
            <text:p>672</text:p>
          </table:table-cell>
          <table:table-cell office:value-type="float" office:value="7386.36394404866" calcext:value-type="float">
            <text:p>7386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er B</text:p>
          </table:table-cell>
          <table:table-cell office:value-type="float" office:value="8.63033886960275" calcext:value-type="float">
            <text:p>9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Mumbai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26" calcext:value-type="float">
            <text:p>26</text:p>
          </table:table-cell>
          <table:table-cell office:value-type="float" office:value="58.8906857685899" calcext:value-type="float">
            <text:p>59</text:p>
          </table:table-cell>
          <table:table-cell office:value-type="string" calcext:value-type="string">
            <text:p>Pending</text:p>
          </table:table-cell>
          <table:table-cell office:value-type="float" office:value="1.21088212958506" calcext:value-type="float">
            <text:p>1,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oute A</text:p>
          </table:table-cell>
          <table:table-cell office:value-type="float" office:value="778.864241376647" calcext:value-type="float">
            <text:p>779</text:p>
          </table:table-cell>
        </table:table-row>
        <table:table-row table:style-name="ro1">
          <table:table-cell office:value-type="string" calcext:value-type="string">
            <text:p>cosmetics</text:p>
          </table:table-cell>
          <table:table-cell office:value-type="string" calcext:value-type="string">
            <text:p>SKU96</text:p>
          </table:table-cell>
          <table:table-cell office:value-type="float" office:value="24.4231314203733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4" calcext:value-type="float">
            <text:p>324</text:p>
          </table:table-cell>
          <table:table-cell office:value-type="float" office:value="7698.42476563211" calcext:value-type="float">
            <text:p>7698</text:p>
          </table:table-cell>
          <table:table-cell office:value-type="string" calcext:value-type="string">
            <text:p>Non-binary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er C</text:p>
          </table:table-cell>
          <table:table-cell office:value-type="float" office:value="5.3528780439968" calcext:value-type="float">
            <text:p>5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Mumbai</text:p>
          </table:table-cell>
          <table:table-cell office:value-type="float" office:value="28" calcext:value-type="float">
            <text:p>28</text:p>
          </table:table-cell>
          <table:table-cell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office:value-type="float" office:value="17.8037563313912" calcext:value-type="float">
            <text:p>18</text:p>
          </table:table-cell>
          <table:table-cell office:value-type="string" calcext:value-type="string">
            <text:p>Pending</text:p>
          </table:table-cell>
          <table:table-cell office:value-type="float" office:value="3.87204768148213" calcext:value-type="float">
            <text:p>3,9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A</text:p>
          </table:table-cell>
          <table:table-cell office:value-type="float" office:value="188.742141149056" calcext:value-type="float">
            <text:p>189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97</text:p>
          </table:table-cell>
          <table:table-cell office:value-type="float" office:value="3.52611125914341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4370.91657998453" calcext:value-type="float">
            <text:p>4371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rier A</text:p>
          </table:table-cell>
          <table:table-cell office:value-type="float" office:value="7.90484561120967" calcext:value-type="float">
            <text:p>8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Mumbai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float" office:value="65.7651559263674" calcext:value-type="float">
            <text:p>66</text:p>
          </table:table-cell>
          <table:table-cell office:value-type="string" calcext:value-type="string">
            <text:p>Fail</text:p>
          </table:table-cell>
          <table:table-cell office:value-type="float" office:value="3.37623783471798" calcext:value-type="float">
            <text:p>3,4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ute A</text:p>
          </table:table-cell>
          <table:table-cell office:value-type="float" office:value="540.132422867967" calcext:value-type="float">
            <text:p>540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string" calcext:value-type="string">
            <text:p>SKU98</text:p>
          </table:table-cell>
          <table:table-cell office:value-type="float" office:value="19.7546048668786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913" calcext:value-type="float">
            <text:p>913</text:p>
          </table:table-cell>
          <table:table-cell office:value-type="float" office:value="8525.95255968352" calcext:value-type="float">
            <text:p>8526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r B</text:p>
          </table:table-cell>
          <table:table-cell office:value-type="float" office:value="1.40980109513807" calcext:value-type="float">
            <text:p>1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Chennai</text:p>
          </table:table-cell>
          <table:table-cell office:value-type="float" office:value="28" calcext:value-type="float">
            <text:p>28</text:p>
          </table:table-cell>
          <table:table-cell office:value-type="float" office:value="581" calcext:value-type="float">
            <text:p>581</text:p>
          </table:table-cell>
          <table:table-cell office:value-type="float" office:value="9" calcext:value-type="float">
            <text:p>9</text:p>
          </table:table-cell>
          <table:table-cell office:value-type="float" office:value="5.60469086437178" calcext:value-type="float">
            <text:p>6</text:p>
          </table:table-cell>
          <table:table-cell office:value-type="string" calcext:value-type="string">
            <text:p>Pending</text:p>
          </table:table-cell>
          <table:table-cell office:value-type="float" office:value="2.90812216935126" calcext:value-type="float">
            <text:p>2,9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A</text:p>
          </table:table-cell>
          <table:table-cell office:value-type="float" office:value="882.198863547041" calcext:value-type="float">
            <text:p>882</text:p>
          </table:table-cell>
        </table:table-row>
        <table:table-row table:style-name="ro1">
          <table:table-cell office:value-type="string" calcext:value-type="string">
            <text:p>haircare</text:p>
          </table:table-cell>
          <table:table-cell office:value-type="string" calcext:value-type="string">
            <text:p>SKU99</text:p>
          </table:table-cell>
          <table:table-cell office:value-type="float" office:value="68.5178326992766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627" calcext:value-type="float">
            <text:p>627</text:p>
          </table:table-cell>
          <table:table-cell office:value-type="float" office:value="9185.1858291817" calcext:value-type="float">
            <text:p>9185</text:p>
          </table:table-cell>
          <table:table-cell office:value-type="string" calcext:value-type="string">
            <text:p>Unknown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er B</text:p>
          </table:table-cell>
          <table:table-cell office:value-type="float" office:value="1.31102375612062" calcext:value-type="float">
            <text:p>1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Chennai</text:p>
          </table:table-cell>
          <table:table-cell office:value-type="float" office:value="29" calcext:value-type="float">
            <text:p>29</text:p>
          </table:table-cell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office:value-type="float" office:value="38.072898520626" calcext:value-type="float">
            <text:p>38</text:p>
          </table:table-cell>
          <table:table-cell office:value-type="string" calcext:value-type="string">
            <text:p>Fail</text:p>
          </table:table-cell>
          <table:table-cell office:value-type="float" office:value="0.346027290705503" calcext:value-type="float">
            <text:p>0,3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Route B</text:p>
          </table:table-cell>
          <table:table-cell office:value-type="float" office:value="210.743008964246" calcext:value-type="float">
            <text:p>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percentage-style style:name="N139">
      <number:number number:decimal-places="1" number:min-decimal-places="1" number:min-integer-digits="1"/>
      <number:text>%</number:text>
    </number:percentage-style>
    <number:number-style style:name="N14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percentage-style style:name="N141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2T08:55:29.012785600</meta:creation-date>
    <dc:date>2025-11-22T08:56:14.501994500</dc:date>
    <meta:editing-duration>PT45S</meta:editing-duration>
    <meta:editing-cycles>1</meta:editing-cycles>
    <meta:document-statistic meta:table-count="1" meta:cell-count="2424" meta:object-count="0"/>
    <meta:generator>LibreOffice/25.2.6.2$Windows_X86_64 LibreOffice_project/729c5bfe710f5eb71ed3bbde9e06a6065e9c6c5d</meta:generator>
  </office:meta>
</office:document-meta>
</file>